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895in"/>
    </style:style>
    <style:style style:name="TableColumn3" style:family="table-column">
      <style:table-column-properties style:column-width="1.6201in"/>
    </style:style>
    <style:style style:name="TableColumn4" style:family="table-column">
      <style:table-column-properties style:column-width="1.1861in"/>
    </style:style>
    <style:style style:name="TableColumn5" style:family="table-column">
      <style:table-column-properties style:column-width="0.0076in"/>
    </style:style>
    <style:style style:name="TableColumn6" style:family="table-column">
      <style:table-column-properties style:column-width="1.1791in"/>
    </style:style>
    <style:style style:name="TableColumn7" style:family="table-column">
      <style:table-column-properties style:column-width="0.0215in"/>
    </style:style>
    <style:style style:name="TableColumn8" style:family="table-column">
      <style:table-column-properties style:column-width="1.1652in"/>
    </style:style>
    <style:style style:name="TableColumn9" style:family="table-column">
      <style:table-column-properties style:column-width="0.0361in"/>
    </style:style>
    <style:style style:name="TableColumn10" style:family="table-column">
      <style:table-column-properties style:column-width="1.1506in"/>
    </style:style>
    <style:style style:name="TableColumn11" style:family="table-column">
      <style:table-column-properties style:column-width="1.7868in"/>
    </style:style>
    <style:style style:name="Table1" style:family="table" style:master-page-name="MP0">
      <style:table-properties style:width="9.84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" style:parent-style-name="Normal" style:family="paragraph">
      <style:paragraph-properties fo:break-before="page" fo:margin-top="0.0277in" fo:margin-bottom="0.0277in"/>
      <style:text-properties fo:font-weight="bold" style:font-weight-asian="bold" fo:font-size="9pt" style:font-size-asian="9pt" style:font-size-complex="9pt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99CCFF" fo:padding-top="0in" fo:padding-left="0.075in" fo:padding-bottom="0in" fo:padding-right="0.075in"/>
    </style:style>
    <style:style style:name="P2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1" style:family="table-cell">
      <style:table-cell-properties fo:border="0.0069in solid #000000" fo:background-color="#FFFF99" fo:padding-top="0in" fo:padding-left="0.075in" fo:padding-bottom="0in" fo:padding-right="0.075in"/>
    </style:style>
    <style:style style:name="P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3" style:family="table-cell">
      <style:table-cell-properties fo:border="0.0069in solid #000000" fo:background-color="#CCFFCC" fo:padding-top="0in" fo:padding-left="0.075in" fo:padding-bottom="0in" fo:padding-right="0.075in"/>
    </style:style>
    <style:style style:name="P2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5" style:family="table-cell">
      <style:table-cell-properties fo:border="0.0069in solid #000000" fo:background-color="#CCFFCC" fo:padding-top="0in" fo:padding-left="0.075in" fo:padding-bottom="0in" fo:padding-right="0.075in"/>
    </style:style>
    <style:style style:name="P2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7" style:family="table-cell">
      <style:table-cell-properties fo:border="0.0069in solid #000000" fo:background-color="#CCFFCC" fo:padding-top="0in" fo:padding-left="0.075in" fo:padding-bottom="0in" fo:padding-right="0.075in"/>
    </style:style>
    <style:style style:name="P2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9" style:family="table-cell">
      <style:table-cell-properties fo:border="0.0069in solid #000000" fo:background-color="#CCFFCC" fo:padding-top="0in" fo:padding-left="0.075in" fo:padding-bottom="0in" fo:padding-right="0.075in"/>
    </style:style>
    <style:style style:name="P3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53" style:family="table-row">
      <style:table-row-properties/>
    </style:style>
    <style:style style:name="P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6" style:family="table-cell">
      <style:table-cell-properties fo:border="0.0069in solid #000000" fo:background-color="#CCFFCC" fo:padding-top="0in" fo:padding-left="0.075in" fo:padding-bottom="0in" fo:padding-right="0.075in"/>
    </style:style>
    <style:style style:name="P5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5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59" style:family="table-row">
      <style:table-row-properties style:min-row-height="0.2611in"/>
    </style:style>
    <style:style style:name="P6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6" style:family="table-row">
      <style:table-row-properties/>
    </style:style>
    <style:style style:name="P6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8" style:family="table-cell">
      <style:table-cell-properties fo:border="0.0069in solid #000000" fo:background-color="#FFFF99" fo:padding-top="0in" fo:padding-left="0.075in" fo:padding-bottom="0in" fo:padding-right="0.075in"/>
    </style:style>
    <style:style style:name="P6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0" style:family="table-cell">
      <style:table-cell-properties fo:border="0.0069in solid #000000" fo:background-color="#CCFFCC" fo:padding-top="0in" fo:padding-left="0.075in" fo:padding-bottom="0in" fo:padding-right="0.075in"/>
    </style:style>
    <style:style style:name="P7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2" style:family="table-cell">
      <style:table-cell-properties fo:border="0.0069in solid #000000" fo:background-color="#CCFFCC" fo:padding-top="0in" fo:padding-left="0.075in" fo:padding-bottom="0in" fo:padding-right="0.075in"/>
    </style:style>
    <style:style style:name="P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4" style:family="table-cell">
      <style:table-cell-properties fo:border="0.0069in solid #000000" fo:background-color="#CCFFCC" fo:padding-top="0in" fo:padding-left="0.075in" fo:padding-bottom="0in" fo:padding-right="0.075in"/>
    </style:style>
    <style:style style:name="P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6" style:family="table-cell">
      <style:table-cell-properties fo:border="0.0069in solid #000000" fo:background-color="#CCFFCC" fo:padding-top="0in" fo:padding-left="0.075in" fo:padding-bottom="0in" fo:padding-right="0.075in"/>
    </style:style>
    <style:style style:name="P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7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9" style:family="table-row">
      <style:table-row-properties/>
    </style:style>
    <style:style style:name="P8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2" style:family="table-row">
      <style:table-row-properties/>
    </style:style>
    <style:style style:name="P9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5" style:family="table-cell">
      <style:table-cell-properties fo:border="0.0069in solid #000000" fo:background-color="#CCFFCC" fo:padding-top="0in" fo:padding-left="0.075in" fo:padding-bottom="0in" fo:padding-right="0.075in"/>
    </style:style>
    <style:style style:name="P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9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8" style:family="table-row">
      <style:table-row-properties/>
    </style:style>
    <style:style style:name="P9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05" style:family="table-row">
      <style:table-row-properties/>
    </style:style>
    <style:style style:name="P10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0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9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1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3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5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1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8" style:family="table-row">
      <style:table-row-properties/>
    </style:style>
    <style:style style:name="P1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31" style:family="table-row">
      <style:table-row-properties/>
    </style:style>
    <style:style style:name="P13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3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37" style:family="table-row">
      <style:table-row-properties/>
    </style:style>
    <style:style style:name="P13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3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4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4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44" style:family="table-row">
      <style:table-row-properties/>
    </style:style>
    <style:style style:name="P1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7" style:parent-style-name="Normal" style:family="paragraph">
      <style:paragraph-properties fo:margin-top="0.0277in" fo:margin-bottom="0.0277in"/>
    </style:style>
    <style:style style:name="T1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9" style:family="table-cell">
      <style:table-cell-properties fo:border="0.0069in solid #000000" fo:background-color="#CCFFCC" fo:padding-top="0in" fo:padding-left="0.075in" fo:padding-bottom="0in" fo:padding-right="0.075in"/>
    </style:style>
    <style:style style:name="P15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51" style:family="table-cell">
      <style:table-cell-properties fo:border="0.0069in solid #000000" fo:background-color="#CCFFCC" fo:padding-top="0in" fo:padding-left="0.075in" fo:padding-bottom="0in" fo:padding-right="0.075in"/>
    </style:style>
    <style:style style:name="P15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53" style:family="table-cell">
      <style:table-cell-properties fo:border="0.0069in solid #000000" fo:background-color="#CCFFCC" fo:padding-top="0in" fo:padding-left="0.075in" fo:padding-bottom="0in" fo:padding-right="0.075in"/>
    </style:style>
    <style:style style:name="P15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55" style:family="table-cell">
      <style:table-cell-properties fo:border="0.0069in solid #000000" fo:background-color="#CCFFCC" fo:padding-top="0in" fo:padding-left="0.075in" fo:padding-bottom="0in" fo:padding-right="0.075in"/>
    </style:style>
    <style:style style:name="P15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5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58" style:family="table-row">
      <style:table-row-properties/>
    </style:style>
    <style:style style:name="P15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7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71" style:family="table-row">
      <style:table-row-properties/>
    </style:style>
    <style:style style:name="P17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7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7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75" style:parent-style-name="Normal" style:family="paragraph">
      <style:paragraph-properties fo:margin-top="0.0277in" fo:margin-bottom="0.0277in"/>
    </style:style>
    <style:style style:name="T17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17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78" style:family="table-row">
      <style:table-row-properties/>
    </style:style>
    <style:style style:name="P17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8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8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85" style:family="table-row">
      <style:table-row-properties/>
    </style:style>
    <style:style style:name="P1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8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88" style:parent-style-name="Normal" style:family="paragraph">
      <style:paragraph-properties fo:margin-top="0.0277in" fo:margin-bottom="0.0277in"/>
    </style:style>
    <style:style style:name="T1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0" style:family="table-cell">
      <style:table-cell-properties fo:border="0.0069in solid #000000" fo:background-color="#CCFFCC" fo:padding-top="0in" fo:padding-left="0.075in" fo:padding-bottom="0in" fo:padding-right="0.075in"/>
    </style:style>
    <style:style style:name="P191" style:parent-style-name="Normal" style:family="paragraph">
      <style:paragraph-properties fo:margin-top="0.0277in" fo:margin-bottom="0.0277in"/>
    </style:style>
    <style:style style:name="T1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3" style:family="table-cell">
      <style:table-cell-properties fo:border="0.0069in solid #000000" fo:background-color="#CCFFCC" fo:padding-top="0in" fo:padding-left="0.075in" fo:padding-bottom="0in" fo:padding-right="0.075in"/>
    </style:style>
    <style:style style:name="P194" style:parent-style-name="Normal" style:family="paragraph">
      <style:paragraph-properties fo:margin-top="0.0277in" fo:margin-bottom="0.0277in"/>
    </style:style>
    <style:style style:name="T1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6" style:family="table-cell">
      <style:table-cell-properties fo:border="0.0069in solid #000000" fo:background-color="#CCFFCC" fo:padding-top="0in" fo:padding-left="0.075in" fo:padding-bottom="0in" fo:padding-right="0.075in"/>
    </style:style>
    <style:style style:name="P197" style:parent-style-name="Normal" style:family="paragraph">
      <style:paragraph-properties fo:margin-top="0.0277in" fo:margin-bottom="0.0277in"/>
    </style:style>
    <style:style style:name="T1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9" style:family="table-cell">
      <style:table-cell-properties fo:border="0.0069in solid #000000" fo:background-color="#CCFFCC" fo:padding-top="0in" fo:padding-left="0.075in" fo:padding-bottom="0in" fo:padding-right="0.075in"/>
    </style:style>
    <style:style style:name="P200" style:parent-style-name="Normal" style:family="paragraph">
      <style:paragraph-properties fo:margin-top="0.0277in" fo:margin-bottom="0.0277in"/>
    </style:style>
    <style:style style:name="T20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20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03" style:family="table-row">
      <style:table-row-properties/>
    </style:style>
    <style:style style:name="P20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16" style:family="table-row">
      <style:table-row-properties/>
    </style:style>
    <style:style style:name="P2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19" style:family="table-cell">
      <style:table-cell-properties fo:border="0.0069in solid #000000" fo:background-color="#CCFFCC" fo:padding-top="0in" fo:padding-left="0.075in" fo:padding-bottom="0in" fo:padding-right="0.075in"/>
    </style:style>
    <style:style style:name="P22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2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22" style:family="table-row">
      <style:table-row-properties/>
    </style:style>
    <style:style style:name="P2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2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2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3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fo:background-color="#99CCFF" fo:padding-top="0in" fo:padding-left="0.075in" fo:padding-bottom="0in" fo:padding-right="0.075in"/>
    </style:style>
    <style:style style:name="P23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35" style:family="table-cell">
      <style:table-cell-properties fo:border="0.0069in solid #000000" fo:background-color="#FFFF99" fo:padding-top="0in" fo:padding-left="0.075in" fo:padding-bottom="0in" fo:padding-right="0.075in"/>
    </style:style>
    <style:style style:name="P23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37" style:family="table-cell">
      <style:table-cell-properties fo:border="0.0069in solid #000000" fo:background-color="#CCFFCC" fo:padding-top="0in" fo:padding-left="0.075in" fo:padding-bottom="0in" fo:padding-right="0.075in"/>
    </style:style>
    <style:style style:name="P23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39" style:family="table-cell">
      <style:table-cell-properties fo:border="0.0069in solid #000000" fo:background-color="#CCFFCC" fo:padding-top="0in" fo:padding-left="0.075in" fo:padding-bottom="0in" fo:padding-right="0.075in"/>
    </style:style>
    <style:style style:name="P24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41" style:family="table-cell">
      <style:table-cell-properties fo:border="0.0069in solid #000000" fo:background-color="#CCFFCC" fo:padding-top="0in" fo:padding-left="0.075in" fo:padding-bottom="0in" fo:padding-right="0.075in"/>
    </style:style>
    <style:style style:name="P24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43" style:family="table-cell">
      <style:table-cell-properties fo:border="0.0069in solid #000000" fo:background-color="#CCFFCC" fo:padding-top="0in" fo:padding-left="0.075in" fo:padding-bottom="0in" fo:padding-right="0.075in"/>
    </style:style>
    <style:style style:name="P24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45" style:family="table-cell">
      <style:table-cell-properties fo:border="0.0069in solid #000000" fo:background-color="#FFCC99" fo:padding-top="0in" fo:padding-left="0.075in" fo:padding-bottom="0in" fo:padding-right="0.075in"/>
    </style:style>
    <style:style style:name="P24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6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7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71" style:family="table-row">
      <style:table-row-properties/>
    </style:style>
    <style:style style:name="P27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7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74" style:family="table-cell">
      <style:table-cell-properties fo:border="0.0069in solid #000000" fo:background-color="#CCFFCC" fo:padding-top="0in" fo:padding-left="0.075in" fo:padding-bottom="0in" fo:padding-right="0.075in"/>
    </style:style>
    <style:style style:name="P2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27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77" style:family="table-row">
      <style:table-row-properties style:min-row-height="0.2611in"/>
    </style:style>
    <style:style style:name="P27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7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2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283" style:family="table-row">
      <style:table-row-properties/>
    </style:style>
    <style:style style:name="P2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85" style:family="table-cell">
      <style:table-cell-properties fo:border="0.0069in solid #000000" fo:background-color="#FFFF99" fo:padding-top="0in" fo:padding-left="0.075in" fo:padding-bottom="0in" fo:padding-right="0.075in"/>
    </style:style>
    <style:style style:name="P28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87" style:family="table-cell">
      <style:table-cell-properties fo:border="0.0069in solid #000000" fo:background-color="#CCFFCC" fo:padding-top="0in" fo:padding-left="0.075in" fo:padding-bottom="0in" fo:padding-right="0.075in"/>
    </style:style>
    <style:style style:name="P28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89" style:family="table-cell">
      <style:table-cell-properties fo:border="0.0069in solid #000000" fo:background-color="#CCFFCC" fo:padding-top="0in" fo:padding-left="0.075in" fo:padding-bottom="0in" fo:padding-right="0.075in"/>
    </style:style>
    <style:style style:name="P29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91" style:family="table-cell">
      <style:table-cell-properties fo:border="0.0069in solid #000000" fo:background-color="#CCFFCC" fo:padding-top="0in" fo:padding-left="0.075in" fo:padding-bottom="0in" fo:padding-right="0.075in"/>
    </style:style>
    <style:style style:name="P29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293" style:family="table-cell">
      <style:table-cell-properties fo:border="0.0069in solid #000000" fo:background-color="#CCFFCC" fo:padding-top="0in" fo:padding-left="0.075in" fo:padding-bottom="0in" fo:padding-right="0.075in"/>
    </style:style>
    <style:style style:name="P2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29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296" style:family="table-row">
      <style:table-row-properties/>
    </style:style>
    <style:style style:name="P29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0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0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10" style:family="table-row">
      <style:table-row-properties/>
    </style:style>
    <style:style style:name="P31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1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13" style:family="table-cell">
      <style:table-cell-properties fo:border="0.0069in solid #000000" fo:background-color="#CCFFCC" fo:padding-top="0in" fo:padding-left="0.075in" fo:padding-bottom="0in" fo:padding-right="0.075in"/>
    </style:style>
    <style:style style:name="P31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3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16" style:family="table-row">
      <style:table-row-properties/>
    </style:style>
    <style:style style:name="P3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22" style:family="table-row">
      <style:table-row-properties/>
    </style:style>
    <style:style style:name="P3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24" style:family="table-cell">
      <style:table-cell-properties fo:border="0.0069in solid #000000" fo:background-color="#FFFF99" fo:padding-top="0in" fo:padding-left="0.075in" fo:padding-bottom="0in" fo:padding-right="0.075in"/>
    </style:style>
    <style:style style:name="P325" style:parent-style-name="Normal" style:family="paragraph">
      <style:paragraph-properties fo:margin-top="0.0277in" fo:margin-bottom="0.0277in"/>
    </style:style>
    <style:style style:name="T3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7" style:family="table-cell">
      <style:table-cell-properties fo:border="0.0069in solid #000000" fo:background-color="#CCFFCC" fo:padding-top="0in" fo:padding-left="0.075in" fo:padding-bottom="0in" fo:padding-right="0.075in"/>
    </style:style>
    <style:style style:name="P328" style:parent-style-name="Normal" style:family="paragraph">
      <style:paragraph-properties fo:margin-top="0.0277in" fo:margin-bottom="0.0277in"/>
    </style:style>
    <style:style style:name="T3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0" style:family="table-cell">
      <style:table-cell-properties fo:border="0.0069in solid #000000" fo:background-color="#CCFFCC" fo:padding-top="0in" fo:padding-left="0.075in" fo:padding-bottom="0in" fo:padding-right="0.075in"/>
    </style:style>
    <style:style style:name="P331" style:parent-style-name="Normal" style:family="paragraph">
      <style:paragraph-properties fo:margin-top="0.0277in" fo:margin-bottom="0.0277in"/>
    </style:style>
    <style:style style:name="T3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3" style:family="table-cell">
      <style:table-cell-properties fo:border="0.0069in solid #000000" fo:background-color="#CCFFCC" fo:padding-top="0in" fo:padding-left="0.075in" fo:padding-bottom="0in" fo:padding-right="0.075in"/>
    </style:style>
    <style:style style:name="P334" style:parent-style-name="Normal" style:family="paragraph">
      <style:paragraph-properties fo:margin-top="0.0277in" fo:margin-bottom="0.0277in"/>
    </style:style>
    <style:style style:name="T33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6" style:family="table-cell">
      <style:table-cell-properties fo:border="0.0069in solid #000000" fo:background-color="#CCFFCC" fo:padding-top="0in" fo:padding-left="0.075in" fo:padding-bottom="0in" fo:padding-right="0.075in"/>
    </style:style>
    <style:style style:name="P337" style:parent-style-name="Normal" style:family="paragraph">
      <style:paragraph-properties fo:margin-top="0.0277in" fo:margin-bottom="0.0277in"/>
    </style:style>
    <style:style style:name="T33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33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40" style:family="table-row">
      <style:table-row-properties/>
    </style:style>
    <style:style style:name="P3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4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57" style:family="table-row">
      <style:table-row-properties/>
    </style:style>
    <style:style style:name="P35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5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60" style:family="table-cell">
      <style:table-cell-properties fo:border="0.0069in solid #000000" fo:background-color="#CCFFCC" fo:padding-top="0in" fo:padding-left="0.075in" fo:padding-bottom="0in" fo:padding-right="0.075in"/>
    </style:style>
    <style:style style:name="P361" style:parent-style-name="Normal" style:family="paragraph">
      <style:paragraph-properties fo:margin-top="0.0277in" fo:margin-bottom="0.0277in"/>
    </style:style>
    <style:style style:name="T36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3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64" style:family="table-row">
      <style:table-row-properties/>
    </style:style>
    <style:style style:name="P3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36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margin-top="0.0277in" fo:margin-bottom="0.0277in"/>
    </style:style>
    <style:style style:name="T369" style:parent-style-name="DefaultParagraphFont" style:family="text">
      <style:text-properties fo:font-size="9pt" style:font-size-asian="9pt" style:font-size-complex="9pt"/>
    </style:style>
    <style:style style:name="T370" style:parent-style-name="DefaultParagraphFont" style:family="text">
      <style:text-properties style:text-position="super 66.6%" fo:font-size="9pt" style:font-size-asian="9pt" style:font-size-complex="9pt"/>
    </style:style>
    <style:style style:name="P37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372" style:family="table-row">
      <style:table-row-properties style:min-row-height="0.3256in"/>
    </style:style>
    <style:style style:name="TableCell373" style:family="table-cell">
      <style:table-cell-properties fo:border="0.0069in solid #000000" fo:background-color="#99CCFF" fo:padding-top="0in" fo:padding-left="0.075in" fo:padding-bottom="0in" fo:padding-right="0.075in"/>
    </style:style>
    <style:style style:name="P37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75" style:family="table-cell">
      <style:table-cell-properties fo:border="0.0069in solid #000000" fo:background-color="#D9D9D9" fo:padding-top="0in" fo:padding-left="0.075in" fo:padding-bottom="0in" fo:padding-right="0.075in"/>
    </style:style>
    <style:style style:name="P37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77" style:family="table-cell">
      <style:table-cell-properties fo:border="0.0069in solid #000000" fo:background-color="#D9D9D9" fo:padding-top="0in" fo:padding-left="0.075in" fo:padding-bottom="0in" fo:padding-right="0.075in"/>
    </style:style>
    <style:style style:name="P37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79" style:family="table-cell">
      <style:table-cell-properties fo:border="0.0069in solid #000000" fo:background-color="#D9D9D9" fo:padding-top="0in" fo:padding-left="0.075in" fo:padding-bottom="0in" fo:padding-right="0.075in"/>
    </style:style>
    <style:style style:name="P38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81" style:family="table-cell">
      <style:table-cell-properties fo:border="0.0069in solid #000000" fo:background-color="#D9D9D9" fo:padding-top="0in" fo:padding-left="0.075in" fo:padding-bottom="0in" fo:padding-right="0.075in"/>
    </style:style>
    <style:style style:name="P38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83" style:family="table-cell">
      <style:table-cell-properties fo:border="0.0069in solid #000000" fo:background-color="#D9D9D9" fo:padding-top="0in" fo:padding-left="0.075in" fo:padding-bottom="0in" fo:padding-right="0.075in"/>
    </style:style>
    <style:style style:name="P38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385" style:family="table-row">
      <style:table-row-properties/>
    </style:style>
    <style:style style:name="P38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397" style:family="table-row">
      <style:table-row-properties style:min-row-height="0.1048in"/>
    </style:style>
    <style:style style:name="TableCell398" style:family="table-cell">
      <style:table-cell-properties fo:border="0.0069in solid #000000" fo:background-color="#99CCFF" fo:padding-top="0in" fo:padding-left="0.075in" fo:padding-bottom="0in" fo:padding-right="0.075in"/>
    </style:style>
    <style:style style:name="P39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00" style:family="table-cell">
      <style:table-cell-properties fo:border="0.0069in solid #000000" fo:background-color="#D9D9D9" fo:padding-top="0in" fo:padding-left="0.075in" fo:padding-bottom="0in" fo:padding-right="0.075in"/>
    </style:style>
    <style:style style:name="P40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02" style:family="table-cell">
      <style:table-cell-properties fo:border="0.0069in solid #000000" fo:background-color="#D9D9D9" fo:padding-top="0in" fo:padding-left="0.075in" fo:padding-bottom="0in" fo:padding-right="0.075in"/>
    </style:style>
    <style:style style:name="P40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04" style:family="table-row">
      <style:table-row-properties style:min-row-height="0.1048in"/>
    </style:style>
    <style:style style:name="P40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0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09" style:family="table-row">
      <style:table-row-properties/>
    </style:style>
    <style:style style:name="TableCell410" style:family="table-cell">
      <style:table-cell-properties fo:border="none" fo:padding-top="0in" fo:padding-left="0.075in" fo:padding-bottom="0in" fo:padding-right="0.075in"/>
    </style:style>
    <style:style style:name="P41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1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1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1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1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1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17" style:family="table-row">
      <style:table-row-properties/>
    </style:style>
    <style:style style:name="TableCell41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41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fo:background-color="#99CCFF" fo:padding-top="0in" fo:padding-left="0.075in" fo:padding-bottom="0in" fo:padding-right="0.075in"/>
    </style:style>
    <style:style style:name="P4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23" style:family="table-cell">
      <style:table-cell-properties fo:border="0.0069in solid #000000" fo:background-color="#FFFF99" fo:padding-top="0in" fo:padding-left="0.075in" fo:padding-bottom="0in" fo:padding-right="0.075in"/>
    </style:style>
    <style:style style:name="P42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25" style:family="table-cell">
      <style:table-cell-properties fo:border="0.0069in solid #000000" fo:background-color="#CCFFCC" fo:padding-top="0in" fo:padding-left="0.075in" fo:padding-bottom="0in" fo:padding-right="0.075in"/>
    </style:style>
    <style:style style:name="P42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27" style:family="table-cell">
      <style:table-cell-properties fo:border="0.0069in solid #000000" fo:background-color="#CCFFCC" fo:padding-top="0in" fo:padding-left="0.075in" fo:padding-bottom="0in" fo:padding-right="0.075in"/>
    </style:style>
    <style:style style:name="P42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29" style:family="table-cell">
      <style:table-cell-properties fo:border="0.0069in solid #000000" fo:background-color="#CCFFCC" fo:padding-top="0in" fo:padding-left="0.075in" fo:padding-bottom="0in" fo:padding-right="0.075in"/>
    </style:style>
    <style:style style:name="P43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31" style:family="table-cell">
      <style:table-cell-properties fo:border="0.0069in solid #000000" fo:background-color="#CCFFCC" fo:padding-top="0in" fo:padding-left="0.075in" fo:padding-bottom="0in" fo:padding-right="0.075in"/>
    </style:style>
    <style:style style:name="P43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33" style:family="table-cell">
      <style:table-cell-properties fo:border="0.0069in solid #000000" fo:background-color="#FFCC99" fo:padding-top="0in" fo:padding-left="0.075in" fo:padding-bottom="0in" fo:padding-right="0.075in"/>
    </style:style>
    <style:style style:name="P43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4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5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5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453" style:family="table-row">
      <style:table-row-properties/>
    </style:style>
    <style:style style:name="P4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5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56" style:family="table-cell">
      <style:table-cell-properties fo:border="0.0069in solid #000000" fo:background-color="#CCFFCC" fo:padding-top="0in" fo:padding-left="0.075in" fo:padding-bottom="0in" fo:padding-right="0.075in"/>
    </style:style>
    <style:style style:name="P45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5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459" style:family="table-row">
      <style:table-row-properties style:min-row-height="0.2611in"/>
    </style:style>
    <style:style style:name="P46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6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6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466" style:family="table-row">
      <style:table-row-properties/>
    </style:style>
    <style:style style:name="P46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68" style:family="table-cell">
      <style:table-cell-properties fo:border="0.0069in solid #000000" fo:background-color="#FFFF99" fo:padding-top="0in" fo:padding-left="0.075in" fo:padding-bottom="0in" fo:padding-right="0.075in"/>
    </style:style>
    <style:style style:name="P46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70" style:family="table-cell">
      <style:table-cell-properties fo:border="0.0069in solid #000000" fo:background-color="#CCFFCC" fo:padding-top="0in" fo:padding-left="0.075in" fo:padding-bottom="0in" fo:padding-right="0.075in"/>
    </style:style>
    <style:style style:name="P47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72" style:family="table-cell">
      <style:table-cell-properties fo:border="0.0069in solid #000000" fo:background-color="#CCFFCC" fo:padding-top="0in" fo:padding-left="0.075in" fo:padding-bottom="0in" fo:padding-right="0.075in"/>
    </style:style>
    <style:style style:name="P4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74" style:family="table-cell">
      <style:table-cell-properties fo:border="0.0069in solid #000000" fo:background-color="#CCFFCC" fo:padding-top="0in" fo:padding-left="0.075in" fo:padding-bottom="0in" fo:padding-right="0.075in"/>
    </style:style>
    <style:style style:name="P4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476" style:family="table-cell">
      <style:table-cell-properties fo:border="0.0069in solid #000000" fo:background-color="#CCFFCC" fo:padding-top="0in" fo:padding-left="0.075in" fo:padding-bottom="0in" fo:padding-right="0.075in"/>
    </style:style>
    <style:style style:name="P4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7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479" style:family="table-row">
      <style:table-row-properties style:min-row-height="0.2541in"/>
    </style:style>
    <style:style style:name="P48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9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492" style:family="table-row">
      <style:table-row-properties/>
    </style:style>
    <style:style style:name="P49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49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495" style:family="table-cell">
      <style:table-cell-properties fo:border="0.0069in solid #000000" fo:background-color="#CCFFCC" fo:padding-top="0in" fo:padding-left="0.075in" fo:padding-bottom="0in" fo:padding-right="0.075in"/>
    </style:style>
    <style:style style:name="P4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49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498" style:family="table-row">
      <style:table-row-properties style:min-row-height="0.2611in"/>
    </style:style>
    <style:style style:name="P49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0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0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background-color="#99CCFF" fo:padding-top="0in" fo:padding-left="0.075in" fo:padding-bottom="0in" fo:padding-right="0.075in"/>
    </style:style>
    <style:style style:name="P50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07" style:family="table-cell">
      <style:table-cell-properties fo:border="0.0069in solid #000000" fo:background-color="#FFFF99" fo:padding-top="0in" fo:padding-left="0.075in" fo:padding-bottom="0in" fo:padding-right="0.075in"/>
    </style:style>
    <style:style style:name="P50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09" style:family="table-cell">
      <style:table-cell-properties fo:border="0.0069in solid #000000" fo:background-color="#CCFFCC" fo:padding-top="0in" fo:padding-left="0.075in" fo:padding-bottom="0in" fo:padding-right="0.075in"/>
    </style:style>
    <style:style style:name="P51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11" style:family="table-cell">
      <style:table-cell-properties fo:border="0.0069in solid #000000" fo:background-color="#CCFFCC" fo:padding-top="0in" fo:padding-left="0.075in" fo:padding-bottom="0in" fo:padding-right="0.075in"/>
    </style:style>
    <style:style style:name="P51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13" style:family="table-cell">
      <style:table-cell-properties fo:border="0.0069in solid #000000" fo:background-color="#CCFFCC" fo:padding-top="0in" fo:padding-left="0.075in" fo:padding-bottom="0in" fo:padding-right="0.075in"/>
    </style:style>
    <style:style style:name="P51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15" style:family="table-cell">
      <style:table-cell-properties fo:border="0.0069in solid #000000" fo:background-color="#CCFFCC" fo:padding-top="0in" fo:padding-left="0.075in" fo:padding-bottom="0in" fo:padding-right="0.075in"/>
    </style:style>
    <style:style style:name="P51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51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18" style:family="table-row">
      <style:table-row-properties style:min-row-height="0.0708in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3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532" style:family="table-row">
      <style:table-row-properties/>
    </style:style>
    <style:style style:name="P5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3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35" style:family="table-cell">
      <style:table-cell-properties fo:border="0.0069in solid #000000" fo:background-color="#CCFFCC" fo:padding-top="0in" fo:padding-left="0.075in" fo:padding-bottom="0in" fo:padding-right="0.075in"/>
    </style:style>
    <style:style style:name="P53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37" style:family="table-cell">
      <style:table-cell-properties fo:border="0.0069in solid #000000" fo:background-color="#FFCC99" fo:padding-top="0in" fo:padding-left="0.075in" fo:padding-bottom="0in" fo:padding-right="0.075in"/>
    </style:style>
    <style:style style:name="P53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39" style:family="table-row">
      <style:table-row-properties style:min-row-height="0.2611in"/>
    </style:style>
    <style:style style:name="P54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5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546" style:family="table-row">
      <style:table-row-properties style:min-row-height="0.3256in"/>
    </style:style>
    <style:style style:name="TableCell547" style:family="table-cell">
      <style:table-cell-properties fo:border="0.0069in solid #000000" fo:background-color="#99CCFF" fo:padding-top="0in" fo:padding-left="0.075in" fo:padding-bottom="0in" fo:padding-right="0.075in"/>
    </style:style>
    <style:style style:name="P54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49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55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59" style:family="table-row">
      <style:table-row-properties/>
    </style:style>
    <style:style style:name="P56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71" style:family="table-row">
      <style:table-row-properties style:min-row-height="0.2041in"/>
    </style:style>
    <style:style style:name="TableCell572" style:family="table-cell">
      <style:table-cell-properties fo:border="0.0069in solid #000000" fo:background-color="#99CCFF" fo:padding-top="0in" fo:padding-left="0.075in" fo:padding-bottom="0in" fo:padding-right="0.075in"/>
    </style:style>
    <style:style style:name="P5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74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7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78" style:family="table-row">
      <style:table-row-properties style:min-row-height="0.2034in"/>
    </style:style>
    <style:style style:name="P57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58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583" style:parent-style-name="Normal" style:family="paragraph">
      <style:paragraph-properties fo:break-before="page"/>
    </style:style>
    <style:style style:name="TableColumn585" style:family="table-column">
      <style:table-column-properties style:column-width="1.6895in"/>
    </style:style>
    <style:style style:name="TableColumn586" style:family="table-column">
      <style:table-column-properties style:column-width="1.6201in"/>
    </style:style>
    <style:style style:name="TableColumn587" style:family="table-column">
      <style:table-column-properties style:column-width="1.1937in"/>
    </style:style>
    <style:style style:name="TableColumn588" style:family="table-column">
      <style:table-column-properties style:column-width="1.2006in"/>
    </style:style>
    <style:style style:name="TableColumn589" style:family="table-column">
      <style:table-column-properties style:column-width="1.2013in"/>
    </style:style>
    <style:style style:name="TableColumn590" style:family="table-column">
      <style:table-column-properties style:column-width="1.1506in"/>
    </style:style>
    <style:style style:name="TableColumn591" style:family="table-column">
      <style:table-column-properties style:column-width="1.7868in"/>
    </style:style>
    <style:style style:name="Table584" style:family="table">
      <style:table-properties style:width="9.843in" fo:margin-left="0in" table:align="left"/>
    </style:style>
    <style:style style:name="TableRow592" style:family="table-row">
      <style:table-row-properties/>
    </style:style>
    <style:style style:name="TableCell59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59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fo:background-color="#99CCFF" fo:padding-top="0in" fo:padding-left="0.075in" fo:padding-bottom="0in" fo:padding-right="0.075in"/>
    </style:style>
    <style:style style:name="P59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599" style:family="table-cell">
      <style:table-cell-properties fo:border="0.0069in solid #000000" fo:background-color="#FFFF99" fo:padding-top="0in" fo:padding-left="0.075in" fo:padding-bottom="0in" fo:padding-right="0.075in"/>
    </style:style>
    <style:style style:name="P60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01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03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05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07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09" style:family="table-cell">
      <style:table-cell-properties fo:border="0.0069in solid #000000" fo:background-color="#FFCC99" fo:padding-top="0in" fo:padding-left="0.075in" fo:padding-bottom="0in" fo:padding-right="0.075in"/>
    </style:style>
    <style:style style:name="P61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1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2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3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3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34" style:family="table-row">
      <style:table-row-properties/>
    </style:style>
    <style:style style:name="P63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37" style:family="table-cell">
      <style:table-cell-properties fo:border="0.0069in solid #000000" fo:background-color="#CCFFCC" fo:padding-top="0in" fo:padding-left="0.075in" fo:padding-bottom="0in" fo:padding-right="0.075in"/>
    </style:style>
    <style:style style:name="P63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63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40" style:family="table-row">
      <style:table-row-properties style:min-row-height="0.2611in"/>
    </style:style>
    <style:style style:name="P6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4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46" style:family="table-row">
      <style:table-row-properties/>
    </style:style>
    <style:style style:name="P64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48" style:family="table-cell">
      <style:table-cell-properties fo:border="0.0069in solid #000000" fo:background-color="#FFFF99" fo:padding-top="0in" fo:padding-left="0.075in" fo:padding-bottom="0in" fo:padding-right="0.075in"/>
    </style:style>
    <style:style style:name="P64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50" style:family="table-cell">
      <style:table-cell-properties fo:border="0.0069in solid #000000" fo:background-color="#CCFFCC" fo:padding-top="0in" fo:padding-left="0.075in" fo:padding-bottom="0in" fo:padding-right="0.075in"/>
    </style:style>
    <style:style style:name="P65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52" style:family="table-cell">
      <style:table-cell-properties fo:border="0.0069in solid #000000" fo:background-color="#CCFFCC" fo:padding-top="0in" fo:padding-left="0.075in" fo:padding-bottom="0in" fo:padding-right="0.075in"/>
    </style:style>
    <style:style style:name="P65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54" style:family="table-cell">
      <style:table-cell-properties fo:border="0.0069in solid #000000" fo:background-color="#CCFFCC" fo:padding-top="0in" fo:padding-left="0.075in" fo:padding-bottom="0in" fo:padding-right="0.075in"/>
    </style:style>
    <style:style style:name="P65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56" style:family="table-cell">
      <style:table-cell-properties fo:border="0.0069in solid #000000" fo:background-color="#CCFFCC" fo:padding-top="0in" fo:padding-left="0.075in" fo:padding-bottom="0in" fo:padding-right="0.075in"/>
    </style:style>
    <style:style style:name="P65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65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659" style:family="table-row">
      <style:table-row-properties style:min-row-height="0.2541in"/>
    </style:style>
    <style:style style:name="P66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6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6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6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7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76" style:family="table-row">
      <style:table-row-properties/>
    </style:style>
    <style:style style:name="P67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7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79" style:family="table-cell">
      <style:table-cell-properties fo:border="0.0069in solid #000000" fo:background-color="#CCFFCC" fo:padding-top="0in" fo:padding-left="0.075in" fo:padding-bottom="0in" fo:padding-right="0.075in"/>
    </style:style>
    <style:style style:name="P68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68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82" style:family="table-row">
      <style:table-row-properties style:min-row-height="0.2611in"/>
    </style:style>
    <style:style style:name="P68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68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fo:background-color="#99CCFF" fo:padding-top="0in" fo:padding-left="0.075in" fo:padding-bottom="0in" fo:padding-right="0.075in"/>
    </style:style>
    <style:style style:name="P69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91" style:family="table-cell">
      <style:table-cell-properties fo:border="0.0069in solid #000000" fo:background-color="#FFFF99" fo:padding-top="0in" fo:padding-left="0.075in" fo:padding-bottom="0in" fo:padding-right="0.075in"/>
    </style:style>
    <style:style style:name="P69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93" style:family="table-cell">
      <style:table-cell-properties fo:border="0.0069in solid #000000" fo:background-color="#CCFFCC" fo:padding-top="0in" fo:padding-left="0.075in" fo:padding-bottom="0in" fo:padding-right="0.075in"/>
    </style:style>
    <style:style style:name="P6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95" style:family="table-cell">
      <style:table-cell-properties fo:border="0.0069in solid #000000" fo:background-color="#CCFFCC" fo:padding-top="0in" fo:padding-left="0.075in" fo:padding-bottom="0in" fo:padding-right="0.075in"/>
    </style:style>
    <style:style style:name="P6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97" style:family="table-cell">
      <style:table-cell-properties fo:border="0.0069in solid #000000" fo:background-color="#CCFFCC" fo:padding-top="0in" fo:padding-left="0.075in" fo:padding-bottom="0in" fo:padding-right="0.075in"/>
    </style:style>
    <style:style style:name="P69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699" style:family="table-cell">
      <style:table-cell-properties fo:border="0.0069in solid #000000" fo:background-color="#CCFFCC" fo:padding-top="0in" fo:padding-left="0.075in" fo:padding-bottom="0in" fo:padding-right="0.075in"/>
    </style:style>
    <style:style style:name="P70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70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02" style:family="table-row">
      <style:table-row-properties style:min-row-height="0.0708in"/>
    </style:style>
    <style:style style:name="TableCell703" style:family="table-cell">
      <style:table-cell-properties fo:border="0.0069in solid #000000" fo:padding-top="0in" fo:padding-left="0.075in" fo:padding-bottom="0in" fo:padding-right="0.075in"/>
    </style:style>
    <style:style style:name="P70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7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716" style:family="table-row">
      <style:table-row-properties/>
    </style:style>
    <style:style style:name="P7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7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19" style:family="table-cell">
      <style:table-cell-properties fo:border="0.0069in solid #000000" fo:background-color="#CCFFCC" fo:padding-top="0in" fo:padding-left="0.075in" fo:padding-bottom="0in" fo:padding-right="0.075in"/>
    </style:style>
    <style:style style:name="P72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21" style:family="table-cell">
      <style:table-cell-properties fo:border="0.0069in solid #000000" fo:background-color="#FFCC99" fo:padding-top="0in" fo:padding-left="0.075in" fo:padding-bottom="0in" fo:padding-right="0.075in"/>
    </style:style>
    <style:style style:name="P7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23" style:family="table-row">
      <style:table-row-properties style:min-row-height="0.2611in"/>
    </style:style>
    <style:style style:name="P72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72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730" style:family="table-row">
      <style:table-row-properties style:min-row-height="0.3256in"/>
    </style:style>
    <style:style style:name="TableCell731" style:family="table-cell">
      <style:table-cell-properties fo:border="0.0069in solid #000000" fo:background-color="#99CCFF" fo:padding-top="0in" fo:padding-left="0.075in" fo:padding-bottom="0in" fo:padding-right="0.075in"/>
    </style:style>
    <style:style style:name="P73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33" style:family="table-cell">
      <style:table-cell-properties fo:border="0.0069in solid #000000" fo:background-color="#D9D9D9" fo:padding-top="0in" fo:padding-left="0.075in" fo:padding-bottom="0in" fo:padding-right="0.075in"/>
    </style:style>
    <style:style style:name="P73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35" style:family="table-cell">
      <style:table-cell-properties fo:border="0.0069in solid #000000" fo:background-color="#D9D9D9" fo:padding-top="0in" fo:padding-left="0.075in" fo:padding-bottom="0in" fo:padding-right="0.075in"/>
    </style:style>
    <style:style style:name="P73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37" style:family="table-cell">
      <style:table-cell-properties fo:border="0.0069in solid #000000" fo:background-color="#D9D9D9" fo:padding-top="0in" fo:padding-left="0.075in" fo:padding-bottom="0in" fo:padding-right="0.075in"/>
    </style:style>
    <style:style style:name="P73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39" style:family="table-cell">
      <style:table-cell-properties fo:border="0.0069in solid #000000" fo:background-color="#D9D9D9" fo:padding-top="0in" fo:padding-left="0.075in" fo:padding-bottom="0in" fo:padding-right="0.075in"/>
    </style:style>
    <style:style style:name="P74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74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43" style:family="table-row">
      <style:table-row-properties/>
    </style:style>
    <style:style style:name="P74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55" style:family="table-row">
      <style:table-row-properties style:min-row-height="0.1062in"/>
    </style:style>
    <style:style style:name="TableCell756" style:family="table-cell">
      <style:table-cell-properties fo:border="0.0069in solid #000000" fo:background-color="#99CCFF" fo:padding-top="0in" fo:padding-left="0.075in" fo:padding-bottom="0in" fo:padding-right="0.075in"/>
    </style:style>
    <style:style style:name="P75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58" style:family="table-cell">
      <style:table-cell-properties fo:border="0.0069in solid #000000" fo:background-color="#D9D9D9" fo:padding-top="0in" fo:padding-left="0.075in" fo:padding-bottom="0in" fo:padding-right="0.075in"/>
    </style:style>
    <style:style style:name="P75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60" style:family="table-cell">
      <style:table-cell-properties fo:border="0.0069in solid #000000" fo:background-color="#D9D9D9" fo:padding-top="0in" fo:padding-left="0.075in" fo:padding-bottom="0in" fo:padding-right="0.075in"/>
    </style:style>
    <style:style style:name="P76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62" style:family="table-row">
      <style:table-row-properties/>
    </style:style>
    <style:style style:name="P76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76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767" style:parent-style-name="Normal" style:family="paragraph">
      <style:paragraph-properties fo:break-before="page"/>
    </style:style>
    <style:style style:name="TableColumn769" style:family="table-column">
      <style:table-column-properties style:column-width="1.6895in"/>
    </style:style>
    <style:style style:name="TableColumn770" style:family="table-column">
      <style:table-column-properties style:column-width="1.6201in"/>
    </style:style>
    <style:style style:name="TableColumn771" style:family="table-column">
      <style:table-column-properties style:column-width="1.1861in"/>
    </style:style>
    <style:style style:name="TableColumn772" style:family="table-column">
      <style:table-column-properties style:column-width="0.0076in"/>
    </style:style>
    <style:style style:name="TableColumn773" style:family="table-column">
      <style:table-column-properties style:column-width="1.1791in"/>
    </style:style>
    <style:style style:name="TableColumn774" style:family="table-column">
      <style:table-column-properties style:column-width="0.0215in"/>
    </style:style>
    <style:style style:name="TableColumn775" style:family="table-column">
      <style:table-column-properties style:column-width="1.1652in"/>
    </style:style>
    <style:style style:name="TableColumn776" style:family="table-column">
      <style:table-column-properties style:column-width="0.0361in"/>
    </style:style>
    <style:style style:name="TableColumn777" style:family="table-column">
      <style:table-column-properties style:column-width="1.1506in"/>
    </style:style>
    <style:style style:name="TableColumn778" style:family="table-column">
      <style:table-column-properties style:column-width="1.7868in"/>
    </style:style>
    <style:style style:name="Table768" style:family="table">
      <style:table-properties style:width="9.843in" fo:margin-left="0in" table:align="left"/>
    </style:style>
    <style:style style:name="TableRow779" style:family="table-row">
      <style:table-row-properties/>
    </style:style>
    <style:style style:name="TableCell78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8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78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fo:background-color="#99CCFF" fo:padding-top="0in" fo:padding-left="0.075in" fo:padding-bottom="0in" fo:padding-right="0.075in"/>
    </style:style>
    <style:style style:name="P78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86" style:family="table-cell">
      <style:table-cell-properties fo:border="0.0069in solid #000000" fo:background-color="#FFFF99" fo:padding-top="0in" fo:padding-left="0.075in" fo:padding-bottom="0in" fo:padding-right="0.075in"/>
    </style:style>
    <style:style style:name="P78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88" style:family="table-cell">
      <style:table-cell-properties fo:border="0.0069in solid #000000" fo:background-color="#CCFFCC" fo:padding-top="0in" fo:padding-left="0.075in" fo:padding-bottom="0in" fo:padding-right="0.075in"/>
    </style:style>
    <style:style style:name="P78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90" style:family="table-cell">
      <style:table-cell-properties fo:border="0.0069in solid #000000" fo:background-color="#CCFFCC" fo:padding-top="0in" fo:padding-left="0.075in" fo:padding-bottom="0in" fo:padding-right="0.075in"/>
    </style:style>
    <style:style style:name="P79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92" style:family="table-cell">
      <style:table-cell-properties fo:border="0.0069in solid #000000" fo:background-color="#CCFFCC" fo:padding-top="0in" fo:padding-left="0.075in" fo:padding-bottom="0in" fo:padding-right="0.075in"/>
    </style:style>
    <style:style style:name="P79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94" style:family="table-cell">
      <style:table-cell-properties fo:border="0.0069in solid #000000" fo:background-color="#CCFFCC" fo:padding-top="0in" fo:padding-left="0.075in" fo:padding-bottom="0in" fo:padding-right="0.075in"/>
    </style:style>
    <style:style style:name="P79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796" style:family="table-cell">
      <style:table-cell-properties fo:border="0.0069in solid #000000" fo:background-color="#FFCC99" fo:padding-top="0in" fo:padding-left="0.075in" fo:padding-bottom="0in" fo:padding-right="0.075in"/>
    </style:style>
    <style:style style:name="P79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0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26" style:family="table-row">
      <style:table-row-properties/>
    </style:style>
    <style:style style:name="P8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2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29" style:family="table-cell">
      <style:table-cell-properties fo:border="0.0069in solid #000000" fo:background-color="#CCFFCC" fo:padding-top="0in" fo:padding-left="0.075in" fo:padding-bottom="0in" fo:padding-right="0.075in"/>
    </style:style>
    <style:style style:name="P83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83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32" style:family="table-row">
      <style:table-row-properties style:min-row-height="0.2611in"/>
    </style:style>
    <style:style style:name="P8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3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3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38" style:family="table-row">
      <style:table-row-properties/>
    </style:style>
    <style:style style:name="P83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840" style:family="table-cell">
      <style:table-cell-properties fo:border="0.0069in solid #000000" fo:background-color="#FFFF99" fo:padding-top="0in" fo:padding-left="0.075in" fo:padding-bottom="0in" fo:padding-right="0.075in"/>
    </style:style>
    <style:style style:name="P84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842" style:family="table-cell">
      <style:table-cell-properties fo:border="0.0069in solid #000000" fo:background-color="#CCFFCC" fo:padding-top="0in" fo:padding-left="0.075in" fo:padding-bottom="0in" fo:padding-right="0.075in"/>
    </style:style>
    <style:style style:name="P84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844" style:family="table-cell">
      <style:table-cell-properties fo:border="0.0069in solid #000000" fo:background-color="#CCFFCC" fo:padding-top="0in" fo:padding-left="0.075in" fo:padding-bottom="0in" fo:padding-right="0.075in"/>
    </style:style>
    <style:style style:name="P84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846" style:family="table-cell">
      <style:table-cell-properties fo:border="0.0069in solid #000000" fo:background-color="#CCFFCC" fo:padding-top="0in" fo:padding-left="0.075in" fo:padding-bottom="0in" fo:padding-right="0.075in"/>
    </style:style>
    <style:style style:name="P84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848" style:family="table-cell">
      <style:table-cell-properties fo:border="0.0069in solid #000000" fo:background-color="#CCFFCC" fo:padding-top="0in" fo:padding-left="0.075in" fo:padding-bottom="0in" fo:padding-right="0.075in"/>
    </style:style>
    <style:style style:name="P84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85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851" style:family="table-row">
      <style:table-row-properties style:min-row-height="0.2541in"/>
    </style:style>
    <style:style style:name="P85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64" style:family="table-row">
      <style:table-row-properties/>
    </style:style>
    <style:style style:name="P86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6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67" style:family="table-cell">
      <style:table-cell-properties fo:border="0.0069in solid #000000" fo:background-color="#CCFFCC" fo:padding-top="0in" fo:padding-left="0.075in" fo:padding-bottom="0in" fo:padding-right="0.075in"/>
    </style:style>
    <style:style style:name="P86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86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70" style:family="table-row">
      <style:table-row-properties style:min-row-height="0.2611in"/>
    </style:style>
    <style:style style:name="P87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7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87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76" style:family="table-row">
      <style:table-row-properties style:min-row-height="0.2611in"/>
    </style:style>
    <style:style style:name="P87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78" style:family="table-cell">
      <style:table-cell-properties fo:border="0.0069in solid #000000" fo:background-color="#FFFF99" fo:padding-top="0in" fo:padding-left="0.075in" fo:padding-bottom="0in" fo:padding-right="0.075in"/>
    </style:style>
    <style:style style:name="P879" style:parent-style-name="Normal" style:family="paragraph">
      <style:paragraph-properties fo:margin-top="0.0277in" fo:margin-bottom="0.0277in"/>
    </style:style>
    <style:style style:name="T88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81" style:family="table-cell">
      <style:table-cell-properties fo:border="0.0069in solid #000000" fo:background-color="#CCFFCC" fo:padding-top="0in" fo:padding-left="0.075in" fo:padding-bottom="0in" fo:padding-right="0.075in"/>
    </style:style>
    <style:style style:name="P882" style:parent-style-name="Normal" style:family="paragraph">
      <style:paragraph-properties fo:margin-top="0.0277in" fo:margin-bottom="0.0277in"/>
    </style:style>
    <style:style style:name="T8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84" style:family="table-cell">
      <style:table-cell-properties fo:border="0.0069in solid #000000" fo:background-color="#CCFFCC" fo:padding-top="0in" fo:padding-left="0.075in" fo:padding-bottom="0in" fo:padding-right="0.075in"/>
    </style:style>
    <style:style style:name="P885" style:parent-style-name="Normal" style:family="paragraph">
      <style:paragraph-properties fo:margin-top="0.0277in" fo:margin-bottom="0.0277in"/>
    </style:style>
    <style:style style:name="T8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87" style:family="table-cell">
      <style:table-cell-properties fo:border="0.0069in solid #000000" fo:background-color="#CCFFCC" fo:padding-top="0in" fo:padding-left="0.075in" fo:padding-bottom="0in" fo:padding-right="0.075in"/>
    </style:style>
    <style:style style:name="P888" style:parent-style-name="Normal" style:family="paragraph">
      <style:paragraph-properties fo:margin-top="0.0277in" fo:margin-bottom="0.0277in"/>
    </style:style>
    <style:style style:name="T8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90" style:family="table-cell">
      <style:table-cell-properties fo:border="0.0069in solid #000000" fo:background-color="#CCFFCC" fo:padding-top="0in" fo:padding-left="0.075in" fo:padding-bottom="0in" fo:padding-right="0.075in"/>
    </style:style>
    <style:style style:name="P891" style:parent-style-name="Normal" style:family="paragraph">
      <style:paragraph-properties fo:margin-top="0.0277in" fo:margin-bottom="0.0277in"/>
    </style:style>
    <style:style style:name="T8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89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894" style:family="table-row">
      <style:table-row-properties style:min-row-height="0.2611in"/>
    </style:style>
    <style:style style:name="P89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0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907" style:family="table-row">
      <style:table-row-properties style:min-row-height="0.2611in"/>
    </style:style>
    <style:style style:name="P90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0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10" style:family="table-cell">
      <style:table-cell-properties fo:border="0.0069in solid #000000" fo:background-color="#CCFFCC" fo:padding-top="0in" fo:padding-left="0.075in" fo:padding-bottom="0in" fo:padding-right="0.075in"/>
    </style:style>
    <style:style style:name="P911" style:parent-style-name="Normal" style:family="paragraph">
      <style:paragraph-properties fo:margin-top="0.0277in" fo:margin-bottom="0.0277in"/>
    </style:style>
    <style:style style:name="T9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P91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914" style:family="table-row">
      <style:table-row-properties style:min-row-height="0.2611in"/>
    </style:style>
    <style:style style:name="P9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1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17" style:family="table-cell">
      <style:table-cell-properties fo:border="0.0069in solid #000000" fo:padding-top="0in" fo:padding-left="0.075in" fo:padding-bottom="0in" fo:padding-right="0.075in"/>
    </style:style>
    <style:style style:name="P9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fo:background-color="#99CCFF" fo:padding-top="0in" fo:padding-left="0.075in" fo:padding-bottom="0in" fo:padding-right="0.075in"/>
    </style:style>
    <style:style style:name="P9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23" style:family="table-cell">
      <style:table-cell-properties fo:border="0.0069in solid #000000" fo:background-color="#FFFF99" fo:padding-top="0in" fo:padding-left="0.075in" fo:padding-bottom="0in" fo:padding-right="0.075in"/>
    </style:style>
    <style:style style:name="P92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25" style:family="table-cell">
      <style:table-cell-properties fo:border="0.0069in solid #000000" fo:background-color="#CCFFCC" fo:padding-top="0in" fo:padding-left="0.075in" fo:padding-bottom="0in" fo:padding-right="0.075in"/>
    </style:style>
    <style:style style:name="P92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27" style:family="table-cell">
      <style:table-cell-properties fo:border="0.0069in solid #000000" fo:background-color="#CCFFCC" fo:padding-top="0in" fo:padding-left="0.075in" fo:padding-bottom="0in" fo:padding-right="0.075in"/>
    </style:style>
    <style:style style:name="P92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29" style:family="table-cell">
      <style:table-cell-properties fo:border="0.0069in solid #000000" fo:background-color="#CCFFCC" fo:padding-top="0in" fo:padding-left="0.075in" fo:padding-bottom="0in" fo:padding-right="0.075in"/>
    </style:style>
    <style:style style:name="P93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31" style:family="table-cell">
      <style:table-cell-properties fo:border="0.0069in solid #000000" fo:background-color="#CCFFCC" fo:padding-top="0in" fo:padding-left="0.075in" fo:padding-bottom="0in" fo:padding-right="0.075in"/>
    </style:style>
    <style:style style:name="P93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93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34" style:family="table-row">
      <style:table-row-properties style:min-row-height="0.0708in"/>
    </style:style>
    <style:style style:name="TableCell935" style:family="table-cell">
      <style:table-cell-properties fo:border="0.0069in solid #000000" fo:padding-top="0in" fo:padding-left="0.075in" fo:padding-bottom="0in" fo:padding-right="0.075in"/>
    </style:style>
    <style:style style:name="P9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45" style:family="table-cell">
      <style:table-cell-properties fo:border="0.0069in solid #000000" fo:padding-top="0in" fo:padding-left="0.075in" fo:padding-bottom="0in" fo:padding-right="0.075in"/>
    </style:style>
    <style:style style:name="P94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4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948" style:family="table-row">
      <style:table-row-properties/>
    </style:style>
    <style:style style:name="P94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5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51" style:family="table-cell">
      <style:table-cell-properties fo:border="0.0069in solid #000000" fo:background-color="#CCFFCC" fo:padding-top="0in" fo:padding-left="0.075in" fo:padding-bottom="0in" fo:padding-right="0.075in"/>
    </style:style>
    <style:style style:name="P95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53" style:family="table-cell">
      <style:table-cell-properties fo:border="0.0069in solid #000000" fo:background-color="#FFCC99" fo:padding-top="0in" fo:padding-left="0.075in" fo:padding-bottom="0in" fo:padding-right="0.075in"/>
    </style:style>
    <style:style style:name="P95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55" style:family="table-row">
      <style:table-row-properties style:min-row-height="0.2611in"/>
    </style:style>
    <style:style style:name="P95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5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58" style:family="table-cell">
      <style:table-cell-properties fo:border="0.0069in solid #000000" fo:padding-top="0in" fo:padding-left="0.075in" fo:padding-bottom="0in" fo:padding-right="0.075in"/>
    </style:style>
    <style:style style:name="P95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96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963" style:family="table-row">
      <style:table-row-properties style:min-row-height="0.3256in"/>
    </style:style>
    <style:style style:name="TableCell964" style:family="table-cell">
      <style:table-cell-properties fo:border="0.0069in solid #000000" fo:background-color="#99CCFF" fo:padding-top="0in" fo:padding-left="0.075in" fo:padding-bottom="0in" fo:padding-right="0.075in"/>
    </style:style>
    <style:style style:name="P96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96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68" style:family="table-cell">
      <style:table-cell-properties fo:border="0.0069in solid #000000" fo:background-color="#D9D9D9" fo:padding-top="0in" fo:padding-left="0.075in" fo:padding-bottom="0in" fo:padding-right="0.075in"/>
    </style:style>
    <style:style style:name="P96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70" style:family="table-cell">
      <style:table-cell-properties fo:border="0.0069in solid #000000" fo:background-color="#D9D9D9" fo:padding-top="0in" fo:padding-left="0.075in" fo:padding-bottom="0in" fo:padding-right="0.075in"/>
    </style:style>
    <style:style style:name="P97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72" style:family="table-cell">
      <style:table-cell-properties fo:border="0.0069in solid #000000" fo:background-color="#D9D9D9" fo:padding-top="0in" fo:padding-left="0.075in" fo:padding-bottom="0in" fo:padding-right="0.075in"/>
    </style:style>
    <style:style style:name="P9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74" style:family="table-cell">
      <style:table-cell-properties fo:border="0.0069in solid #000000" fo:background-color="#D9D9D9" fo:padding-top="0in" fo:padding-left="0.075in" fo:padding-bottom="0in" fo:padding-right="0.075in"/>
    </style:style>
    <style:style style:name="P9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76" style:family="table-row">
      <style:table-row-properties/>
    </style:style>
    <style:style style:name="P9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86" style:family="table-cell">
      <style:table-cell-properties fo:border="0.0069in solid #000000" fo:padding-top="0in" fo:padding-left="0.075in" fo:padding-bottom="0in" fo:padding-right="0.075in"/>
    </style:style>
    <style:style style:name="P98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88" style:family="table-row">
      <style:table-row-properties style:min-row-height="0.1062in"/>
    </style:style>
    <style:style style:name="TableCell989" style:family="table-cell">
      <style:table-cell-properties fo:border="0.0069in solid #000000" fo:background-color="#99CCFF" fo:padding-top="0in" fo:padding-left="0.075in" fo:padding-bottom="0in" fo:padding-right="0.075in"/>
    </style:style>
    <style:style style:name="P99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91" style:family="table-cell">
      <style:table-cell-properties fo:border="0.0069in solid #000000" fo:background-color="#D9D9D9" fo:padding-top="0in" fo:padding-left="0.075in" fo:padding-bottom="0in" fo:padding-right="0.075in"/>
    </style:style>
    <style:style style:name="P99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93" style:family="table-cell">
      <style:table-cell-properties fo:border="0.0069in solid #000000" fo:background-color="#D9D9D9" fo:padding-top="0in" fo:padding-left="0.075in" fo:padding-bottom="0in" fo:padding-right="0.075in"/>
    </style:style>
    <style:style style:name="P99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995" style:family="table-row">
      <style:table-row-properties/>
    </style:style>
    <style:style style:name="P9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99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000" style:parent-style-name="Normal" style:family="paragraph">
      <style:paragraph-properties fo:break-before="page"/>
    </style:style>
    <style:style style:name="TableColumn1002" style:family="table-column">
      <style:table-column-properties style:column-width="1.6895in"/>
    </style:style>
    <style:style style:name="TableColumn1003" style:family="table-column">
      <style:table-column-properties style:column-width="1.6201in"/>
    </style:style>
    <style:style style:name="TableColumn1004" style:family="table-column">
      <style:table-column-properties style:column-width="1.1937in"/>
    </style:style>
    <style:style style:name="TableColumn1005" style:family="table-column">
      <style:table-column-properties style:column-width="1.2006in"/>
    </style:style>
    <style:style style:name="TableColumn1006" style:family="table-column">
      <style:table-column-properties style:column-width="1.2013in"/>
    </style:style>
    <style:style style:name="TableColumn1007" style:family="table-column">
      <style:table-column-properties style:column-width="1.1506in"/>
    </style:style>
    <style:style style:name="TableColumn1008" style:family="table-column">
      <style:table-column-properties style:column-width="1.7868in"/>
    </style:style>
    <style:style style:name="Table1001" style:family="table">
      <style:table-properties style:width="9.843in" fo:margin-left="0in" table:align="left"/>
    </style:style>
    <style:style style:name="TableRow1009" style:family="table-row">
      <style:table-row-properties/>
    </style:style>
    <style:style style:name="TableCell10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1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01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fo:background-color="#99CCFF" fo:padding-top="0in" fo:padding-left="0.075in" fo:padding-bottom="0in" fo:padding-right="0.075in"/>
    </style:style>
    <style:style style:name="P101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1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01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18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1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20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2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22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2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2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2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26" style:family="table-cell">
      <style:table-cell-properties fo:border="0.0069in solid #000000" fo:background-color="#FFCC99" fo:padding-top="0in" fo:padding-left="0.075in" fo:padding-bottom="0in" fo:padding-right="0.075in"/>
    </style:style>
    <style:style style:name="P102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33" style:family="table-cell">
      <style:table-cell-properties fo:border="0.0069in solid #000000" fo:padding-top="0in" fo:padding-left="0.075in" fo:padding-bottom="0in" fo:padding-right="0.075in"/>
    </style:style>
    <style:style style:name="P103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35" style:family="table-cell">
      <style:table-cell-properties fo:border="0.0069in solid #000000" fo:padding-top="0in" fo:padding-left="0.075in" fo:padding-bottom="0in" fo:padding-right="0.075in"/>
    </style:style>
    <style:style style:name="P10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37" style:family="table-cell">
      <style:table-cell-properties fo:border="0.0069in solid #000000" fo:padding-top="0in" fo:padding-left="0.075in" fo:padding-bottom="0in" fo:padding-right="0.075in"/>
    </style:style>
    <style:style style:name="P103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39" style:family="table-cell">
      <style:table-cell-properties fo:border="0.0069in solid #000000" fo:padding-top="0in" fo:padding-left="0.075in" fo:padding-bottom="0in" fo:padding-right="0.075in"/>
    </style:style>
    <style:style style:name="P104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43" style:family="table-row">
      <style:table-row-properties/>
    </style:style>
    <style:style style:name="P104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46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4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04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49" style:family="table-row">
      <style:table-row-properties style:min-row-height="0.2611in"/>
    </style:style>
    <style:style style:name="P105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5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55" style:family="table-row">
      <style:table-row-properties/>
    </style:style>
    <style:style style:name="P105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5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05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59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6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61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6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63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6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65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6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06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068" style:family="table-row">
      <style:table-row-properties style:min-row-height="0.2541in"/>
    </style:style>
    <style:style style:name="P106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0" style:family="table-cell">
      <style:table-cell-properties fo:border="0.0069in solid #000000" fo:padding-top="0in" fo:padding-left="0.075in" fo:padding-bottom="0in" fo:padding-right="0.075in"/>
    </style:style>
    <style:style style:name="P107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2" style:family="table-cell">
      <style:table-cell-properties fo:border="0.0069in solid #000000" fo:padding-top="0in" fo:padding-left="0.075in" fo:padding-bottom="0in" fo:padding-right="0.075in"/>
    </style:style>
    <style:style style:name="P107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4" style:family="table-cell">
      <style:table-cell-properties fo:border="0.0069in solid #000000" fo:padding-top="0in" fo:padding-left="0.075in" fo:padding-bottom="0in" fo:padding-right="0.075in"/>
    </style:style>
    <style:style style:name="P107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6" style:family="table-cell">
      <style:table-cell-properties fo:border="0.0069in solid #000000" fo:padding-top="0in" fo:padding-left="0.075in" fo:padding-bottom="0in" fo:padding-right="0.075in"/>
    </style:style>
    <style:style style:name="P107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78" style:family="table-cell">
      <style:table-cell-properties fo:border="0.0069in solid #000000" fo:padding-top="0in" fo:padding-left="0.075in" fo:padding-bottom="0in" fo:padding-right="0.075in"/>
    </style:style>
    <style:style style:name="P107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8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81" style:family="table-row">
      <style:table-row-properties/>
    </style:style>
    <style:style style:name="P10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8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8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8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0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87" style:family="table-row">
      <style:table-row-properties style:min-row-height="0.2611in"/>
    </style:style>
    <style:style style:name="P108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8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09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fo:background-color="#99CCFF" fo:padding-top="0in" fo:padding-left="0.075in" fo:padding-bottom="0in" fo:padding-right="0.075in"/>
    </style:style>
    <style:style style:name="P109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9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09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098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9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00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0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02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0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0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0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10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07" style:family="table-row">
      <style:table-row-properties style:min-row-height="0.0708in"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10" style:family="table-cell">
      <style:table-cell-properties fo:border="0.0069in solid #000000" fo:padding-top="0in" fo:padding-left="0.075in" fo:padding-bottom="0in" fo:padding-right="0.075in"/>
    </style:style>
    <style:style style:name="P111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12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121" style:family="table-row">
      <style:table-row-properties/>
    </style:style>
    <style:style style:name="P112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1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2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12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26" style:family="table-cell">
      <style:table-cell-properties fo:border="0.0069in solid #000000" fo:background-color="#FFCC99" fo:padding-top="0in" fo:padding-left="0.075in" fo:padding-bottom="0in" fo:padding-right="0.075in"/>
    </style:style>
    <style:style style:name="P112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28" style:family="table-row">
      <style:table-row-properties style:min-row-height="0.2611in"/>
    </style:style>
    <style:style style:name="P112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1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31" style:family="table-cell">
      <style:table-cell-properties fo:border="0.0069in solid #000000" fo:padding-top="0in" fo:padding-left="0.075in" fo:padding-bottom="0in" fo:padding-right="0.075in"/>
    </style:style>
    <style:style style:name="P113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1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13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137" style:family="table-row">
      <style:table-row-properties style:min-row-height="0.3256in"/>
    </style:style>
    <style:style style:name="TableCell1138" style:family="table-cell">
      <style:table-cell-properties fo:border="0.0069in solid #000000" fo:background-color="#99CCFF" fo:padding-top="0in" fo:padding-left="0.075in" fo:padding-bottom="0in" fo:padding-right="0.075in"/>
    </style:style>
    <style:style style:name="P113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4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4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4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4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4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4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4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4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48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4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50" style:family="table-row">
      <style:table-row-properties/>
    </style:style>
    <style:style style:name="P115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58" style:family="table-cell">
      <style:table-cell-properties fo:border="0.0069in solid #000000" fo:padding-top="0in" fo:padding-left="0.075in" fo:padding-bottom="0in" fo:padding-right="0.075in"/>
    </style:style>
    <style:style style:name="P115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60" style:family="table-cell">
      <style:table-cell-properties fo:border="0.0069in solid #000000" fo:padding-top="0in" fo:padding-left="0.075in" fo:padding-bottom="0in" fo:padding-right="0.075in"/>
    </style:style>
    <style:style style:name="P116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62" style:family="table-row">
      <style:table-row-properties style:min-row-height="0.1062in"/>
    </style:style>
    <style:style style:name="TableCell1163" style:family="table-cell">
      <style:table-cell-properties fo:border="0.0069in solid #000000" fo:background-color="#99CCFF" fo:padding-top="0in" fo:padding-left="0.075in" fo:padding-bottom="0in" fo:padding-right="0.075in"/>
    </style:style>
    <style:style style:name="P116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6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6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6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169" style:family="table-row">
      <style:table-row-properties/>
    </style:style>
    <style:style style:name="P117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71" style:family="table-cell">
      <style:table-cell-properties fo:border="0.0069in solid #000000" fo:padding-top="0in" fo:padding-left="0.075in" fo:padding-bottom="0in" fo:padding-right="0.075in"/>
    </style:style>
    <style:style style:name="P117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1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174" style:parent-style-name="Normal" style:family="paragraph">
      <style:paragraph-properties fo:break-before="page"/>
    </style:style>
    <style:style style:name="P1175" style:parent-style-name="Normal" style:family="paragraph">
      <style:paragraph-properties fo:break-before="page"/>
    </style:style>
    <style:style style:name="P1176" style:parent-style-name="Heading2" style:family="paragraph">
      <style:paragraph-properties fo:break-before="page"/>
    </style:style>
    <style:style style:name="TableColumn1178" style:family="table-column">
      <style:table-column-properties style:column-width="1.2215in"/>
    </style:style>
    <style:style style:name="TableColumn1179" style:family="table-column">
      <style:table-column-properties style:column-width="1.9208in"/>
    </style:style>
    <style:style style:name="TableColumn1180" style:family="table-column">
      <style:table-column-properties style:column-width="1.3055in"/>
    </style:style>
    <style:style style:name="TableColumn1181" style:family="table-column">
      <style:table-column-properties style:column-width="1.152in"/>
    </style:style>
    <style:style style:name="TableColumn1182" style:family="table-column">
      <style:table-column-properties style:column-width="1.2673in"/>
    </style:style>
    <style:style style:name="TableColumn1183" style:family="table-column">
      <style:table-column-properties style:column-width="1.9576in"/>
    </style:style>
    <style:style style:name="TableColumn1184" style:family="table-column">
      <style:table-column-properties style:column-width="1.384in"/>
    </style:style>
    <style:style style:name="Table1177" style:family="table">
      <style:table-properties style:width="10.209in" fo:margin-left="0in" table:align="left"/>
    </style:style>
    <style:style style:name="TableRow1185" style:family="table-row">
      <style:table-row-properties style:min-row-height="0.2097in"/>
    </style:style>
    <style:style style:name="TableCell118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8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8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8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90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9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9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9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94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9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9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9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19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19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200" style:family="table-row">
      <style:table-row-properties style:min-row-height="0.4131in"/>
    </style:style>
    <style:style style:name="TableCell1201" style:family="table-cell">
      <style:table-cell-properties fo:border="0.0069in solid #000000" fo:padding-top="0in" fo:padding-left="0.075in" fo:padding-bottom="0in" fo:padding-right="0.075in"/>
    </style:style>
    <style:style style:name="P120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03" style:family="table-cell">
      <style:table-cell-properties fo:border="0.0069in solid #000000" fo:padding-top="0in" fo:padding-left="0.075in" fo:padding-bottom="0in" fo:padding-right="0.075in"/>
    </style:style>
    <style:style style:name="P120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05" style:family="table-cell">
      <style:table-cell-properties fo:border="0.0069in solid #000000" fo:padding-top="0in" fo:padding-left="0.075in" fo:padding-bottom="0in" fo:padding-right="0.075in"/>
    </style:style>
    <style:style style:name="P120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07" style:family="table-cell">
      <style:table-cell-properties fo:border="0.0069in solid #000000" fo:padding-top="0in" fo:padding-left="0.075in" fo:padding-bottom="0in" fo:padding-right="0.075in"/>
    </style:style>
    <style:style style:name="P120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215" style:family="table-row">
      <style:table-row-properties style:min-row-height="0.1062in"/>
    </style:style>
    <style:style style:name="P121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1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1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1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2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21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2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2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22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2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2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228" style:family="table-row">
      <style:table-row-properties style:min-row-height="0.268in"/>
    </style:style>
    <style:style style:name="P122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30" style:family="table-cell">
      <style:table-cell-properties fo:border="0.0069in solid #000000" fo:padding-top="0in" fo:padding-left="0.075in" fo:padding-bottom="0in" fo:padding-right="0.075in"/>
    </style:style>
    <style:style style:name="P123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32" style:family="table-cell">
      <style:table-cell-properties fo:border="0.0069in solid #000000" fo:padding-top="0in" fo:padding-left="0.075in" fo:padding-bottom="0in" fo:padding-right="0.075in"/>
    </style:style>
    <style:style style:name="P123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36" style:family="table-cell">
      <style:table-cell-properties fo:border="0.0069in solid #000000" fo:padding-top="0in" fo:padding-left="0.075in" fo:padding-bottom="0in" fo:padding-right="0.075in"/>
    </style:style>
    <style:style style:name="P123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23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241" style:family="table-row">
      <style:table-row-properties style:min-row-height="0.1062in"/>
    </style:style>
    <style:style style:name="P124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4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4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45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4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4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4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4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5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25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5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5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254" style:family="table-row">
      <style:table-row-properties style:min-row-height="0.3451in"/>
    </style:style>
    <style:style style:name="P125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56" style:family="table-cell">
      <style:table-cell-properties fo:border="0.0069in solid #000000" fo:padding-top="0in" fo:padding-left="0.075in" fo:padding-bottom="0in" fo:padding-right="0.075in"/>
    </style:style>
    <style:style style:name="P125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58" style:family="table-cell">
      <style:table-cell-properties fo:border="0.0069in solid #000000" fo:padding-top="0in" fo:padding-left="0.075in" fo:padding-bottom="0in" fo:padding-right="0.075in"/>
    </style:style>
    <style:style style:name="P125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60" style:family="table-cell">
      <style:table-cell-properties fo:border="0.0069in solid #000000" fo:padding-top="0in" fo:padding-left="0.075in" fo:padding-bottom="0in" fo:padding-right="0.075in"/>
    </style:style>
    <style:style style:name="P126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62" style:family="table-cell">
      <style:table-cell-properties fo:border="0.0069in solid #000000" fo:padding-top="0in" fo:padding-left="0.075in" fo:padding-bottom="0in" fo:padding-right="0.075in"/>
    </style:style>
    <style:style style:name="P126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26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65" style:family="table-cell">
      <style:table-cell-properties fo:border="0.0069in solid #000000" fo:padding-top="0in" fo:padding-left="0.075in" fo:padding-bottom="0in" fo:padding-right="0.075in"/>
    </style:style>
    <style:style style:name="P126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olumn1268" style:family="table-column">
      <style:table-column-properties style:column-width="1.2215in"/>
    </style:style>
    <style:style style:name="TableColumn1269" style:family="table-column">
      <style:table-column-properties style:column-width="1.959in"/>
    </style:style>
    <style:style style:name="TableColumn1270" style:family="table-column">
      <style:table-column-properties style:column-width="1.2673in"/>
    </style:style>
    <style:style style:name="TableColumn1271" style:family="table-column">
      <style:table-column-properties style:column-width="1.152in"/>
    </style:style>
    <style:style style:name="TableColumn1272" style:family="table-column">
      <style:table-column-properties style:column-width="1.2673in"/>
    </style:style>
    <style:style style:name="TableColumn1273" style:family="table-column">
      <style:table-column-properties style:column-width="1.959in"/>
    </style:style>
    <style:style style:name="TableColumn1274" style:family="table-column">
      <style:table-column-properties style:column-width="1.3826in"/>
    </style:style>
    <style:style style:name="Table1267" style:family="table">
      <style:table-properties style:width="10.209in" fo:margin-left="0in" table:align="left"/>
    </style:style>
    <style:style style:name="TableRow1275" style:family="table-row">
      <style:table-row-properties style:min-row-height="0.1965in"/>
    </style:style>
    <style:style style:name="TableCell127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7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7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80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8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8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8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84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8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8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8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28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8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290" style:family="table-row">
      <style:table-row-properties style:min-row-height="0.3861in"/>
    </style:style>
    <style:style style:name="TableCell1291" style:family="table-cell">
      <style:table-cell-properties fo:border="0.0069in solid #000000" fo:padding-top="0in" fo:padding-left="0.075in" fo:padding-bottom="0in" fo:padding-right="0.075in"/>
    </style:style>
    <style:style style:name="P129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93" style:family="table-cell">
      <style:table-cell-properties fo:border="0.0069in solid #000000" fo:padding-top="0in" fo:padding-left="0.075in" fo:padding-bottom="0in" fo:padding-right="0.075in"/>
    </style:style>
    <style:style style:name="P129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95" style:family="table-cell">
      <style:table-cell-properties fo:border="0.0069in solid #000000" fo:padding-top="0in" fo:padding-left="0.075in" fo:padding-bottom="0in" fo:padding-right="0.075in"/>
    </style:style>
    <style:style style:name="P129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97" style:family="table-cell">
      <style:table-cell-properties fo:border="0.0069in solid #000000" fo:padding-top="0in" fo:padding-left="0.075in" fo:padding-bottom="0in" fo:padding-right="0.075in"/>
    </style:style>
    <style:style style:name="P129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299" style:family="table-cell">
      <style:table-cell-properties fo:border="0.0069in solid #000000" fo:padding-top="0in" fo:padding-left="0.075in" fo:padding-bottom="0in" fo:padding-right="0.075in"/>
    </style:style>
    <style:style style:name="P130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01" style:family="table-cell">
      <style:table-cell-properties fo:border="0.0069in solid #000000" fo:padding-top="0in" fo:padding-left="0.075in" fo:padding-bottom="0in" fo:padding-right="0.075in"/>
    </style:style>
    <style:style style:name="P130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P130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305" style:family="table-row">
      <style:table-row-properties style:min-row-height="0.0993in"/>
    </style:style>
    <style:style style:name="P130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0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0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0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1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11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1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1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1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31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1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1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318" style:family="table-row">
      <style:table-row-properties style:min-row-height="0.3423in"/>
    </style:style>
    <style:style style:name="P131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20" style:family="table-cell">
      <style:table-cell-properties fo:border="0.0069in solid #000000" fo:padding-top="0in" fo:padding-left="0.075in" fo:padding-bottom="0in" fo:padding-right="0.075in"/>
    </style:style>
    <style:style style:name="P132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22" style:family="table-cell">
      <style:table-cell-properties fo:border="0.0069in solid #000000" fo:padding-top="0in" fo:padding-left="0.075in" fo:padding-bottom="0in" fo:padding-right="0.075in"/>
    </style:style>
    <style:style style:name="P132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24" style:family="table-cell">
      <style:table-cell-properties fo:border="0.0069in solid #000000" fo:padding-top="0in" fo:padding-left="0.075in" fo:padding-bottom="0in" fo:padding-right="0.075in"/>
    </style:style>
    <style:style style:name="P132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26" style:family="table-cell">
      <style:table-cell-properties fo:border="0.0069in solid #000000" fo:padding-top="0in" fo:padding-left="0.075in" fo:padding-bottom="0in" fo:padding-right="0.075in"/>
    </style:style>
    <style:style style:name="P132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32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29" style:family="table-cell">
      <style:table-cell-properties fo:border="0.0069in solid #000000" fo:padding-top="0in" fo:padding-left="0.075in" fo:padding-bottom="0in" fo:padding-right="0.075in"/>
    </style:style>
    <style:style style:name="P133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331" style:family="table-row">
      <style:table-row-properties style:min-row-height="0.0993in"/>
    </style:style>
    <style:style style:name="P133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3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3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35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3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3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3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3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4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34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4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4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344" style:family="table-row">
      <style:table-row-properties style:min-row-height="0.3236in"/>
    </style:style>
    <style:style style:name="P134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46" style:family="table-cell">
      <style:table-cell-properties fo:border="0.0069in solid #000000" fo:padding-top="0in" fo:padding-left="0.075in" fo:padding-bottom="0in" fo:padding-right="0.075in"/>
    </style:style>
    <style:style style:name="P134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48" style:family="table-cell">
      <style:table-cell-properties fo:border="0.0069in solid #000000" fo:padding-top="0in" fo:padding-left="0.075in" fo:padding-bottom="0in" fo:padding-right="0.075in"/>
    </style:style>
    <style:style style:name="P134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50" style:family="table-cell">
      <style:table-cell-properties fo:border="0.0069in solid #000000" fo:padding-top="0in" fo:padding-left="0.075in" fo:padding-bottom="0in" fo:padding-right="0.075in"/>
    </style:style>
    <style:style style:name="P135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52" style:family="table-cell">
      <style:table-cell-properties fo:border="0.0069in solid #000000" fo:padding-top="0in" fo:padding-left="0.075in" fo:padding-bottom="0in" fo:padding-right="0.075in"/>
    </style:style>
    <style:style style:name="P135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35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55" style:family="table-cell">
      <style:table-cell-properties fo:border="0.0069in solid #000000" fo:padding-top="0in" fo:padding-left="0.075in" fo:padding-bottom="0in" fo:padding-right="0.075in"/>
    </style:style>
    <style:style style:name="P135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olumn1358" style:family="table-column">
      <style:table-column-properties style:column-width="1.2215in"/>
    </style:style>
    <style:style style:name="TableColumn1359" style:family="table-column">
      <style:table-column-properties style:column-width="1.9583in"/>
    </style:style>
    <style:style style:name="TableColumn1360" style:family="table-column">
      <style:table-column-properties style:column-width="1.2673in"/>
    </style:style>
    <style:style style:name="TableColumn1361" style:family="table-column">
      <style:table-column-properties style:column-width="1.152in"/>
    </style:style>
    <style:style style:name="TableColumn1362" style:family="table-column">
      <style:table-column-properties style:column-width="1.2673in"/>
    </style:style>
    <style:style style:name="TableColumn1363" style:family="table-column">
      <style:table-column-properties style:column-width="1.9583in"/>
    </style:style>
    <style:style style:name="TableColumn1364" style:family="table-column">
      <style:table-column-properties style:column-width="1.3826in"/>
    </style:style>
    <style:style style:name="Table1357" style:family="table">
      <style:table-properties style:width="10.2076in" fo:margin-left="0in" table:align="left"/>
    </style:style>
    <style:style style:name="TableRow1365" style:family="table-row">
      <style:table-row-properties style:min-row-height="0.1895in"/>
    </style:style>
    <style:style style:name="TableCell136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6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6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6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70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7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7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7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74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7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7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7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7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79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380" style:family="table-row">
      <style:table-row-properties style:min-row-height="0.3069in"/>
    </style:style>
    <style:style style:name="TableCell1381" style:family="table-cell">
      <style:table-cell-properties fo:border="0.0069in solid #000000" fo:padding-top="0in" fo:padding-left="0.075in" fo:padding-bottom="0in" fo:padding-right="0.075in"/>
    </style:style>
    <style:style style:name="P138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83" style:family="table-cell">
      <style:table-cell-properties fo:border="0.0069in solid #000000" fo:padding-top="0in" fo:padding-left="0.075in" fo:padding-bottom="0in" fo:padding-right="0.075in"/>
    </style:style>
    <style:style style:name="P138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85" style:family="table-cell">
      <style:table-cell-properties fo:border="0.0069in solid #000000" fo:padding-top="0in" fo:padding-left="0.075in" fo:padding-bottom="0in" fo:padding-right="0.075in"/>
    </style:style>
    <style:style style:name="P138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87" style:family="table-cell">
      <style:table-cell-properties fo:border="0.0069in solid #000000" fo:padding-top="0in" fo:padding-left="0.075in" fo:padding-bottom="0in" fo:padding-right="0.075in"/>
    </style:style>
    <style:style style:name="P138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89" style:family="table-cell">
      <style:table-cell-properties fo:border="0.0069in solid #000000" fo:padding-top="0in" fo:padding-left="0.075in" fo:padding-bottom="0in" fo:padding-right="0.075in"/>
    </style:style>
    <style:style style:name="P139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91" style:family="table-cell">
      <style:table-cell-properties fo:border="0.0069in solid #000000" fo:padding-top="0in" fo:padding-left="0.075in" fo:padding-bottom="0in" fo:padding-right="0.075in"/>
    </style:style>
    <style:style style:name="P1392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393" style:family="table-cell">
      <style:table-cell-properties fo:border="0.0069in solid #000000" fo:padding-top="0in" fo:padding-left="0.075in" fo:padding-bottom="0in" fo:padding-right="0.075in"/>
    </style:style>
    <style:style style:name="P139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395" style:family="table-row">
      <style:table-row-properties style:min-row-height="0.0958in"/>
    </style:style>
    <style:style style:name="P139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9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39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39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0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01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0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0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0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405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06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07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408" style:family="table-row">
      <style:table-row-properties style:min-row-height="0.1131in"/>
    </style:style>
    <style:style style:name="P140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10" style:family="table-cell">
      <style:table-cell-properties fo:border="0.0069in solid #000000" fo:padding-top="0in" fo:padding-left="0.075in" fo:padding-bottom="0in" fo:padding-right="0.075in"/>
    </style:style>
    <style:style style:name="P141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12" style:family="table-cell">
      <style:table-cell-properties fo:border="0.0069in solid #000000" fo:padding-top="0in" fo:padding-left="0.075in" fo:padding-bottom="0in" fo:padding-right="0.075in"/>
    </style:style>
    <style:style style:name="P141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14" style:family="table-cell">
      <style:table-cell-properties fo:border="0.0069in solid #000000" fo:padding-top="0in" fo:padding-left="0.075in" fo:padding-bottom="0in" fo:padding-right="0.075in"/>
    </style:style>
    <style:style style:name="P141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16" style:family="table-cell">
      <style:table-cell-properties fo:border="0.0069in solid #000000" fo:padding-top="0in" fo:padding-left="0.075in" fo:padding-bottom="0in" fo:padding-right="0.075in"/>
    </style:style>
    <style:style style:name="P141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418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19" style:family="table-cell">
      <style:table-cell-properties fo:border="0.0069in solid #000000" fo:padding-top="0in" fo:padding-left="0.075in" fo:padding-bottom="0in" fo:padding-right="0.075in"/>
    </style:style>
    <style:style style:name="P1420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Row1421" style:family="table-row">
      <style:table-row-properties style:min-row-height="0.0958in"/>
    </style:style>
    <style:style style:name="P1422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23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24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25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26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27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28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29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30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P1431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Cell1432" style:family="table-cell">
      <style:table-cell-properties fo:border="0.0069in solid #000000" fo:background-color="#FFFF99" fo:padding-top="0in" fo:padding-left="0.075in" fo:padding-bottom="0in" fo:padding-right="0.075in"/>
    </style:style>
    <style:style style:name="P1433" style:parent-style-name="Normal" style:family="paragraph">
      <style:paragraph-properties fo:margin-top="0.0277in" fo:margin-bottom="0.0277in"/>
      <style:text-properties fo:font-weight="bold" style:font-weight-asian="bold" fo:font-size="9pt" style:font-size-asian="9pt" style:font-size-complex="9pt"/>
    </style:style>
    <style:style style:name="TableRow1434" style:family="table-row">
      <style:table-row-properties style:min-row-height="0.3097in"/>
    </style:style>
    <style:style style:name="P1435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36" style:family="table-cell">
      <style:table-cell-properties fo:border="0.0069in solid #000000" fo:padding-top="0in" fo:padding-left="0.075in" fo:padding-bottom="0in" fo:padding-right="0.075in"/>
    </style:style>
    <style:style style:name="P1437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38" style:family="table-cell">
      <style:table-cell-properties fo:border="0.0069in solid #000000" fo:padding-top="0in" fo:padding-left="0.075in" fo:padding-bottom="0in" fo:padding-right="0.075in"/>
    </style:style>
    <style:style style:name="P1439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40" style:family="table-cell">
      <style:table-cell-properties fo:border="0.0069in solid #000000" fo:padding-top="0in" fo:padding-left="0.075in" fo:padding-bottom="0in" fo:padding-right="0.075in"/>
    </style:style>
    <style:style style:name="P1441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P1444" style:parent-style-name="Normal" style:family="paragraph">
      <style:paragraph-properties fo:margin-top="0.0277in" fo:margin-bottom="0.0277in"/>
      <style:text-properties fo:font-size="9pt" style:font-size-asian="9pt" style:font-size-complex="9pt"/>
    </style:style>
    <style:style style:name="TableCell1445" style:family="table-cell">
      <style:table-cell-properties fo:border="0.0069in solid #000000" fo:padding-top="0in" fo:padding-left="0.075in" fo:padding-bottom="0in" fo:padding-right="0.075in"/>
    </style:style>
    <style:style style:name="P1446" style:parent-style-name="Normal" style:family="paragraph">
      <style:paragraph-properties fo:margin-top="0.0277in" fo:margin-bottom="0.0277in"/>
      <style:text-properties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ROJECT TITLE</text:p>
          </table:table-cell>
          <table:table-cell table:style-name="TableCell16" table:number-columns-spanned="9">
            <text:p text:style-name="P17">DEVELOPMENT OF NATIONAL STATISTICAL SYSTEM IN KENYA (NS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GOAL</text:p>
          </table:table-cell>
          <table:table-cell table:style-name="TableCell21">
            <text:p text:style-name="P22">Indicator</text:p>
          </table:table-cell>
          <table:table-cell table:style-name="TableCell23" table:number-columns-spanned="2">
            <text:p text:style-name="P24">Baseline ( 2004)r</text:p>
          </table:table-cell>
          <table:covered-table-cell/>
          <table:table-cell table:style-name="TableCell25" table:number-columns-spanned="2">
            <text:p text:style-name="P26">Milestone1 (2007)<text:s/></text:p>
          </table:table-cell>
          <table:covered-table-cell/>
          <table:table-cell table:style-name="TableCell27" table:number-columns-spanned="2">
            <text:p text:style-name="P28">Milestone 2 (2009)</text:p>
          </table:table-cell>
          <table:covered-table-cell/>
          <table:table-cell table:style-name="TableCell29">
            <text:p text:style-name="P30">Target (2011)</text:p>
          </table:table-cell>
          <table:table-cell table:style-name="TableCell31" table:number-rows-spanned="20">
            <text:p text:style-name="P32">Government remains<text:s/>committed to poverty reduction.</text:p>
            <text:p text:style-name="P33"/>
            <text:p text:style-name="P34">Donors remain committed to supporting Government’s efforts.</text:p>
            <text:p text:style-name="P35"/>
            <text:p text:style-name="P36">KNBS/NSS information is used to inform and direct pro-poor policies and programmes and leads to improvements in selected Vision 2030 and MDG indicators as a<text:s/>result of better policies/programmes.</text:p>
            <text:p text:style-name="P37"/>
            <text:p text:style-name="P38">The 2009 Census has important uses for future planning, policy making and electoral reform processes; i.e. resource allocation; boundary review and constituency delineation. <text:s text:c="3"/></text:p>
          </table:table-cell>
        </table:table-row>
        <table:table-row table:style-name="TableRow39">
          <table:table-cell table:style-name="TableCell40" table:number-rows-spanned="19">
            <text:p text:style-name="P41">Improved use of statistics and information contributes to sustainable poverty reduction in Kenya through more effective design, implementation and monitoring of policies and programmes.</text:p>
          </table:table-cell>
          <table:table-cell table:style-name="TableCell42" table:number-rows-spanned="3">
            <text:p text:style-name="P43">Annual growth rate of GDP(%) (at constant prices)</text:p>
          </table:table-cell>
          <table:table-cell table:style-name="TableCell44" table:number-columns-spanned="2">
            <text:p text:style-name="P45">5.1</text:p>
          </table:table-cell>
          <table:covered-table-cell/>
          <table:table-cell table:style-name="TableCell46" table:number-columns-spanned="2">
            <text:p text:style-name="P47">7.1</text:p>
          </table:table-cell>
          <table:covered-table-cell/>
          <table:table-cell table:style-name="TableCell48" table:number-columns-spanned="2">
            <text:p text:style-name="P49">8.3</text:p>
          </table:table-cell>
          <table:covered-table-cell/>
          <table:table-cell table:style-name="TableCell50">
            <text:p text:style-name="P51">9.1</text:p>
          </table:table-cell>
          <table:covered-table-cell>
            <text:p text:style-name="P52"/>
          </table:covered-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 table:number-columns-spanned="7">
            <text:p text:style-name="P57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58"/>
          </table:covered-table-cell>
        </table:table-row>
        <table:table-row table:style-name="TableRow59">
          <table:covered-table-cell>
            <text:p text:style-name="P60"/>
          </table:covered-table-cell>
          <table:covered-table-cell>
            <text:p text:style-name="P61"/>
          </table:covered-table-cell>
          <table:table-cell table:style-name="TableCell62" table:number-columns-spanned="7">
            <text:p text:style-name="P63">KNBS Quarterly National<text:s/>Accounts statistical release</text:p>
            <text:p text:style-name="P64">Vision 2030 National Reporting Framework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65"/>
          </table:covered-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Indicator</text:p>
          </table:table-cell>
          <table:table-cell table:style-name="TableCell70" table:number-columns-spanned="2">
            <text:p text:style-name="P71">Baseline (2004)</text:p>
          </table:table-cell>
          <table:covered-table-cell/>
          <table:table-cell table:style-name="TableCell72" table:number-columns-spanned="2">
            <text:p text:style-name="P73">Milestone 1 (2007/8)<text:s/></text:p>
          </table:table-cell>
          <table:covered-table-cell/>
          <table:table-cell table:style-name="TableCell74" table:number-columns-spanned="2">
            <text:p text:style-name="P75">Milestone (2009/10)<text:s/></text:p>
          </table:table-cell>
          <table:covered-table-cell/>
          <table:table-cell table:style-name="TableCell76">
            <text:p text:style-name="P77">Target (2010/11)r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 table:number-rows-spanned="3">
            <text:p text:style-name="P82">Population growth rate (%)</text:p>
          </table:table-cell>
          <table:table-cell table:style-name="TableCell83" table:number-columns-spanned="2">
            <text:p text:style-name="P84">2.8</text:p>
          </table:table-cell>
          <table:covered-table-cell/>
          <table:table-cell table:style-name="TableCell85" table:number-columns-spanned="2">
            <text:p text:style-name="P86">2.7</text:p>
          </table:table-cell>
          <table:covered-table-cell/>
          <table:table-cell table:style-name="TableCell87" table:number-columns-spanned="2">
            <text:p text:style-name="P88">2.6</text:p>
          </table:table-cell>
          <table:covered-table-cell/>
          <table:table-cell table:style-name="TableCell89">
            <text:p text:style-name="P90">2.5</text:p>
          </table:table-cell>
          <table:covered-table-cell>
            <text:p text:style-name="P91"/>
          </table:covered-table-cell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 table:number-columns-spanned="7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7"/>
          </table:covered-table-cell>
        </table:table-row>
        <table:table-row table:style-name="TableRow98">
          <table:covered-table-cell>
            <text:p text:style-name="P99"/>
          </table:covered-table-cell>
          <table:covered-table-cell>
            <text:p text:style-name="P100"/>
          </table:covered-table-cell>
          <table:table-cell table:style-name="TableCell101" table:number-columns-spanned="7">
            <text:p text:style-name="P102">KNBS annual population projections; 2009<text:s/>Census <text:s/></text:p>
            <text:p text:style-name="P103">Vision 2030 National Reporting Framewo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4"/>
          </table:covered-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Indicator</text:p>
          </table:table-cell>
          <table:table-cell table:style-name="TableCell109" table:number-columns-spanned="2">
            <text:p text:style-name="P110">Baseline (2006)</text:p>
          </table:table-cell>
          <table:covered-table-cell/>
          <table:table-cell table:style-name="TableCell111" table:number-columns-spanned="2">
            <text:p text:style-name="P112">Milestone 1<text:s/></text:p>
          </table:table-cell>
          <table:covered-table-cell/>
          <table:table-cell table:style-name="TableCell113" table:number-columns-spanned="2">
            <text:p text:style-name="P114">Milestone 2<text:s/></text:p>
          </table:table-cell>
          <table:covered-table-cell/>
          <table:table-cell table:style-name="TableCell115">
            <text:p text:style-name="P116">Target (2011)r</text:p>
          </table:table-cell>
          <table:covered-table-cell>
            <text:p text:style-name="P117"/>
          </table:covered-table-cell>
        </table:table-row>
        <table:table-row table:style-name="TableRow118">
          <table:covered-table-cell>
            <text:p text:style-name="P119"/>
          </table:covered-table-cell>
          <table:table-cell table:style-name="TableCell120" table:number-rows-spanned="3">
            <text:p text:style-name="P121">Population below the poverty line (%)</text:p>
          </table:table-cell>
          <table:table-cell table:style-name="TableCell122" table:number-columns-spanned="2">
            <text:p text:style-name="P123">46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>33<text:s/></text:p>
          </table:table-cell>
          <table:covered-table-cell>
            <text:p text:style-name="P130"/>
          </table:covered-table-cell>
        </table:table-row>
        <table:table-row table:style-name="TableRow131">
          <table:covered-table-cell>
            <text:p text:style-name="P132"/>
          </table:covered-table-cell>
          <table:covered-table-cell>
            <text:p text:style-name="P133"/>
          </table:covered-table-cell>
          <table:table-cell table:style-name="TableCell134" table:number-columns-spanned="7">
            <text:p text:style-name="P135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36"/>
          </table:covered-table-cell>
        </table:table-row>
        <table:table-row table:style-name="TableRow137">
          <table:covered-table-cell>
            <text:p text:style-name="P138"/>
          </table:covered-table-cell>
          <table:covered-table-cell>
            <text:p text:style-name="P139"/>
          </table:covered-table-cell>
          <table:table-cell table:style-name="TableCell140" table:number-columns-spanned="7">
            <text:p text:style-name="P141">KNBS Integrated Household Budget Surveys. <text:s/>Annual estimates from<text:s/>KIPPRA</text:p>
            <text:p text:style-name="P142">Vision 2030 National Reporting Framework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43"/>
          </table:covered-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<text:span text:style-name="T148">Indicator</text:span></text:p>
          </table:table-cell>
          <table:table-cell table:style-name="TableCell149">
            <text:p text:style-name="P150">Baseline (2004)</text:p>
          </table:table-cell>
          <table:table-cell table:style-name="TableCell151" table:number-columns-spanned="2">
            <text:p text:style-name="P152">Milestone 1 2007)</text:p>
          </table:table-cell>
          <table:covered-table-cell/>
          <table:table-cell table:style-name="TableCell153" table:number-columns-spanned="2">
            <text:p text:style-name="P154">Milestone 2 (2009)</text:p>
          </table:table-cell>
          <table:covered-table-cell/>
          <table:table-cell table:style-name="TableCell155" table:number-columns-spanned="2">
            <text:p text:style-name="P156">Target (2011)</text:p>
          </table:table-cell>
          <table:covered-table-cell/>
          <table:covered-table-cell>
            <text:p text:style-name="P157"/>
          </table:covered-table-cell>
        </table:table-row>
        <table:table-row table:style-name="TableRow158">
          <table:covered-table-cell>
            <text:p text:style-name="P159"/>
          </table:covered-table-cell>
          <table:table-cell table:style-name="TableCell160" table:number-rows-spanned="3">
            <text:p text:style-name="P161">Under 5 mortality – deaths per 1000 live births<text:s/></text:p>
          </table:table-cell>
          <table:table-cell table:style-name="TableCell162">
            <text:p text:style-name="P163">115</text:p>
          </table:table-cell>
          <table:table-cell table:style-name="TableCell164" table:number-columns-spanned="2">
            <text:p text:style-name="P165">92</text:p>
          </table:table-cell>
          <table:covered-table-cell/>
          <table:table-cell table:style-name="TableCell166" table:number-columns-spanned="2">
            <text:p text:style-name="P167">74</text:p>
          </table:table-cell>
          <table:covered-table-cell/>
          <table:table-cell table:style-name="TableCell168" table:number-columns-spanned="2">
            <text:p text:style-name="P169">45</text:p>
          </table:table-cell>
          <table:covered-table-cell/>
          <table:covered-table-cell>
            <text:p text:style-name="P170"/>
          </table:covered-table-cell>
        </table:table-row>
        <table:table-row table:style-name="TableRow171">
          <table:covered-table-cell>
            <text:p text:style-name="P172"/>
          </table:covered-table-cell>
          <table:covered-table-cell>
            <text:p text:style-name="P173"/>
          </table:covered-table-cell>
          <table:table-cell table:style-name="TableCell174" table:number-columns-spanned="7">
            <text:p text:style-name="P175"><text:span text:style-name="T176">Sour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77"/>
          </table:covered-table-cell>
        </table:table-row>
        <table:table-row table:style-name="TableRow178">
          <table:covered-table-cell>
            <text:p text:style-name="P179"/>
          </table:covered-table-cell>
          <table:covered-table-cell>
            <text:p text:style-name="P180"/>
          </table:covered-table-cell>
          <table:table-cell table:style-name="TableCell181" table:number-columns-spanned="7">
            <text:p text:style-name="P182">Kenya Demographic Health Surveys</text:p>
            <text:p text:style-name="P183">Vision 2030<text:s/>National Reporting Framework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84"/>
          </table:covered-table-cell>
        </table:table-row>
        <table:table-row table:style-name="TableRow185">
          <table:covered-table-cell>
            <text:p text:style-name="P186"/>
          </table:covered-table-cell>
          <table:table-cell table:style-name="TableCell187">
            <text:p text:style-name="P188"><text:span text:style-name="T189">Indicator</text:span></text:p>
          </table:table-cell>
          <table:table-cell table:style-name="TableCell190">
            <text:p text:style-name="P191"><text:span text:style-name="T192">Baseline (2003)</text:span></text:p>
          </table:table-cell>
          <table:table-cell table:style-name="TableCell193" table:number-columns-spanned="2">
            <text:p text:style-name="P194"><text:span text:style-name="T195">Milestone 1 (2007)</text:span></text:p>
          </table:table-cell>
          <table:covered-table-cell/>
          <table:table-cell table:style-name="TableCell196" table:number-columns-spanned="2">
            <text:p text:style-name="P197"><text:span text:style-name="T198">Milestone 2 (2009)</text:span></text:p>
          </table:table-cell>
          <table:covered-table-cell/>
          <table:table-cell table:style-name="TableCell199" table:number-columns-spanned="2">
            <text:p text:style-name="P200"><text:span text:style-name="T201">Target (2011)</text:span></text:p>
          </table:table-cell>
          <table:covered-table-cell/>
          <table:covered-table-cell>
            <text:p text:style-name="P202"/>
          </table:covered-table-cell>
        </table:table-row>
        <table:table-row table:style-name="TableRow203">
          <table:covered-table-cell>
            <text:p text:style-name="P204"/>
          </table:covered-table-cell>
          <table:table-cell table:style-name="TableCell205" table:number-rows-spanned="3">
            <text:p text:style-name="P206">HIV/AIDs prevalence in people aged 15-49 (%)</text:p>
          </table:table-cell>
          <table:table-cell table:style-name="TableCell207">
            <text:p text:style-name="P208">6.7</text:p>
          </table:table-cell>
          <table:table-cell table:style-name="TableCell209" table:number-columns-spanned="2">
            <text:p text:style-name="P210">7.4</text:p>
          </table:table-cell>
          <table:covered-table-cell/>
          <table:table-cell table:style-name="TableCell211" table:number-columns-spanned="2">
            <text:p text:style-name="P212">6.4</text:p>
          </table:table-cell>
          <table:covered-table-cell/>
          <table:table-cell table:style-name="TableCell213" table:number-columns-spanned="2">
            <text:p text:style-name="P214">6.3</text:p>
          </table:table-cell>
          <table:covered-table-cell/>
          <table:covered-table-cell>
            <text:p text:style-name="P215"/>
          </table:covered-table-cell>
        </table:table-row>
        <table:table-row table:style-name="TableRow216">
          <table:covered-table-cell>
            <text:p text:style-name="P217"/>
          </table:covered-table-cell>
          <table:covered-table-cell>
            <text:p text:style-name="P218"/>
          </table:covered-table-cell>
          <table:table-cell table:style-name="TableCell219" table:number-columns-spanned="7">
            <text:p text:style-name="P220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21"/>
          </table:covered-table-cell>
        </table:table-row>
        <table:table-row table:style-name="TableRow222">
          <table:covered-table-cell>
            <text:p text:style-name="P223"/>
          </table:covered-table-cell>
          <table:covered-table-cell>
            <text:p text:style-name="P224"/>
          </table:covered-table-cell>
          <table:table-cell table:style-name="TableCell225" table:number-columns-spanned="7">
            <text:p text:style-name="P226">Kenya Aids Indicator Surveys<text:s/></text:p>
            <text:p text:style-name="P227">Vision 2030 National Reporting<text:s/>Framewo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28"/>
          </table:covered-table-cell>
        </table:table-row>
        <table:table-row table:style-name="TableRow229">
          <table:table-cell table:style-name="TableCell230" table:number-columns-spanned="10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32">
          <table:table-cell table:style-name="TableCell233">
            <text:p text:style-name="P234">PURPOSE</text:p>
          </table:table-cell>
          <table:table-cell table:style-name="TableCell235">
            <text:p text:style-name="P236">Indicator</text:p>
          </table:table-cell>
          <table:table-cell table:style-name="TableCell237" table:number-columns-spanned="2">
            <text:p text:style-name="P238">Baseline <text:s/>(2004)</text:p>
          </table:table-cell>
          <table:covered-table-cell/>
          <table:table-cell table:style-name="TableCell239" table:number-columns-spanned="2">
            <text:p text:style-name="P240">Milestone 1 (2007)</text:p>
          </table:table-cell>
          <table:covered-table-cell/>
          <table:table-cell table:style-name="TableCell241" table:number-columns-spanned="2">
            <text:p text:style-name="P242">Milestone 2 (2009)</text:p>
          </table:table-cell>
          <table:covered-table-cell/>
          <table:table-cell table:style-name="TableCell243">
            <text:p text:style-name="P244">Target (2011)</text:p>
          </table:table-cell>
          <table:table-cell table:style-name="TableCell245">
            <text:p text:style-name="P246">Assumptions</text:p>
          </table:table-cell>
        </table:table-row>
        <table:table-row table:style-name="TableRow247">
          <table:table-cell table:style-name="TableCell248" table:number-rows-spanned="11">
            <text:p text:style-name="P249">To build a strong NSS by successfully implementing the Statistics Strategic Plan</text:p>
          </table:table-cell>
          <table:table-cell table:style-name="TableCell250" table:number-rows-spanned="3">
            <text:p text:style-name="P251">Staff on terms and conditions of KNBS (%)( from CBS terms)</text:p>
          </table:table-cell>
          <table:table-cell table:style-name="TableCell252" table:number-columns-spanned="2">
            <text:p text:style-name="P253">0%</text:p>
          </table:table-cell>
          <table:covered-table-cell/>
          <table:table-cell table:style-name="TableCell254" table:number-columns-spanned="2">
            <text:p text:style-name="P255">60%</text:p>
          </table:table-cell>
          <table:covered-table-cell/>
          <table:table-cell table:style-name="TableCell256" table:number-columns-spanned="2">
            <text:p text:style-name="P257">90%</text:p>
          </table:table-cell>
          <table:covered-table-cell/>
          <table:table-cell table:style-name="TableCell258">
            <text:p text:style-name="P259">100%</text:p>
          </table:table-cell>
          <table:table-cell table:style-name="TableCell260" table:number-rows-spanned="11">
            <text:p text:style-name="P261">Government is committed to transparent and accountable decision-making processes.</text:p>
            <text:p text:style-name="P262"/>
            <text:p text:style-name="P263">Implementing the Statistics Strategic plan will contribute to the goal<text:s/></text:p>
            <text:p text:style-name="P264"/>
            <text:p text:style-name="P265">Increased capacity within Government to provide analysis and evidence to inform<text:s/>pro-poor policy development and monitoring</text:p>
            <text:p text:style-name="P266"/>
            <text:p text:style-name="P267">1. <text:s/>In poverty, population, health, and economic statistics: <text:s/>national accounts, Consumer Price Inflation.</text:p>
            <text:p text:style-name="P268"><text:s/>* Demographic Health Survey<text:s/></text:p>
            <text:p text:style-name="P269"/>
            <text:p text:style-name="P270"/>
          </table:table-cell>
        </table:table-row>
        <table:table-row table:style-name="TableRow271">
          <table:covered-table-cell>
            <text:p text:style-name="P272"/>
          </table:covered-table-cell>
          <table:covered-table-cell>
            <text:p text:style-name="P273"/>
          </table:covered-table-cell>
          <table:table-cell table:style-name="TableCell274" table:number-columns-spanned="7">
            <text:p text:style-name="P275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76"/>
          </table:covered-table-cell>
        </table:table-row>
        <table:table-row table:style-name="TableRow277">
          <table:covered-table-cell>
            <text:p text:style-name="P278"/>
          </table:covered-table-cell>
          <table:covered-table-cell>
            <text:p text:style-name="P279"/>
          </table:covered-table-cell>
          <table:table-cell table:style-name="TableCell280" table:number-columns-spanned="7">
            <text:p text:style-name="P281">KNBS Strategic Plab 2004-20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82"/>
          </table:covered-table-cell>
        </table:table-row>
        <table:table-row table:style-name="TableRow283">
          <table:covered-table-cell>
            <text:p text:style-name="P284"/>
          </table:covered-table-cell>
          <table:table-cell table:style-name="TableCell285">
            <text:p text:style-name="P286">Indicator</text:p>
          </table:table-cell>
          <table:table-cell table:style-name="TableCell287" table:number-columns-spanned="2">
            <text:p text:style-name="P288">Baseline (2004)</text:p>
          </table:table-cell>
          <table:covered-table-cell/>
          <table:table-cell table:style-name="TableCell289" table:number-columns-spanned="2">
            <text:p text:style-name="P290">Milestone 1 (2007)</text:p>
          </table:table-cell>
          <table:covered-table-cell/>
          <table:table-cell table:style-name="TableCell291" table:number-columns-spanned="2">
            <text:p text:style-name="P292">Milestone 2 (2009)</text:p>
          </table:table-cell>
          <table:covered-table-cell/>
          <table:table-cell table:style-name="TableCell293">
            <text:p text:style-name="P294">Target (2011)</text:p>
          </table:table-cell>
          <table:covered-table-cell>
            <text:p text:style-name="P295"/>
          </table:covered-table-cell>
        </table:table-row>
        <table:table-row table:style-name="TableRow296">
          <table:covered-table-cell>
            <text:p text:style-name="P297"/>
          </table:covered-table-cell>
          <table:table-cell table:style-name="TableCell298" table:number-rows-spanned="3">
            <text:p text:style-name="P299">KNBS website is the key source for dissemination of KNBS and other NSS statistics</text:p>
          </table:table-cell>
          <table:table-cell table:style-name="TableCell300" table:number-columns-spanned="2">
            <text:p text:style-name="P301">Poorly functioning website. <text:s/>Hard copy publication the normal means of dissemination on request</text:p>
          </table:table-cell>
          <table:covered-table-cell/>
          <table:table-cell table:style-name="TableCell302" table:number-columns-spanned="2">
            <text:p text:style-name="P303">KNBS branded website<text:s/>implemented with limited data<text:s/></text:p>
          </table:table-cell>
          <table:covered-table-cell/>
          <table:table-cell table:style-name="TableCell304" table:number-columns-spanned="2">
            <text:p text:style-name="P305">Key statistical data and institutional information on website <text:s text:c="2"/></text:p>
          </table:table-cell>
          <table:covered-table-cell/>
          <table:table-cell table:style-name="TableCell306">
            <text:p text:style-name="P307">An integrated <text:s/>information system implemented covering all sectors</text:p>
            <text:p text:style-name="P308"/>
          </table:table-cell>
          <table:covered-table-cell>
            <text:p text:style-name="P309"/>
          </table:covered-table-cell>
        </table:table-row>
        <table:table-row table:style-name="TableRow310">
          <table:covered-table-cell>
            <text:p text:style-name="P311"/>
          </table:covered-table-cell>
          <table:covered-table-cell>
            <text:p text:style-name="P312"/>
          </table:covered-table-cell>
          <table:table-cell table:style-name="TableCell313" table:number-columns-spanned="7">
            <text:p text:style-name="P314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15"/>
          </table:covered-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table-cell table:style-name="TableCell319" table:number-columns-spanned="7">
            <text:p text:style-name="P320">KNBS Strategic Plan 2004-20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21"/>
          </table:covered-table-cell>
        </table:table-row>
        <table:table-row table:style-name="TableRow322">
          <table:covered-table-cell>
            <text:p text:style-name="P323"/>
          </table:covered-table-cell>
          <table:table-cell table:style-name="TableCell324">
            <text:p text:style-name="P325"><text:span text:style-name="T326">Indicator</text:span></text:p>
          </table:table-cell>
          <table:table-cell table:style-name="TableCell327">
            <text:p text:style-name="P328"><text:span text:style-name="T329">Baseline (2004)</text:span></text:p>
          </table:table-cell>
          <table:table-cell table:style-name="TableCell330" table:number-columns-spanned="2">
            <text:p text:style-name="P331"><text:span text:style-name="T332">Milestone 1 (2007)</text:span></text:p>
          </table:table-cell>
          <table:covered-table-cell/>
          <table:table-cell table:style-name="TableCell333" table:number-columns-spanned="2">
            <text:p text:style-name="P334"><text:span text:style-name="T335">Milestone 2 (2009)</text:span></text:p>
          </table:table-cell>
          <table:covered-table-cell/>
          <table:table-cell table:style-name="TableCell336" table:number-columns-spanned="2">
            <text:p text:style-name="P337"><text:span text:style-name="T338">Target (2011)</text:span></text:p>
          </table:table-cell>
          <table:covered-table-cell/>
          <table:covered-table-cell>
            <text:p text:style-name="P339"/>
          </table:covered-table-cell>
        </table:table-row>
        <table:table-row table:style-name="TableRow340">
          <table:covered-table-cell>
            <text:p text:style-name="P341"/>
          </table:covered-table-cell>
          <table:table-cell table:style-name="TableCell342" table:number-rows-spanned="3">
            <text:p text:style-name="P343">Production of key statistical surveys &amp;<text:s/>activities<text:s/></text:p>
          </table:table-cell>
          <table:table-cell table:style-name="TableCell344">
            <text:p text:style-name="P345">Up-to-date data needed on poverty , child &amp; maternal mortality, HIV/AIDS, population &amp; key economic aggregates</text:p>
          </table:table-cell>
          <table:table-cell table:style-name="TableCell346" table:number-columns-spanned="2">
            <text:p text:style-name="P347">Publish poverty survey results.</text:p>
            <text:p text:style-name="P348">Complete data collection for HIV/AIDs survey. <text:s/>Plan for census and DHS*<text:s/></text:p>
          </table:table-cell>
          <table:covered-table-cell/>
          <table:table-cell table:style-name="TableCell349" table:number-columns-spanned="2">
            <text:p text:style-name="P350">Full results of HIV/AIDS study published. Publish full results of DHS. <text:s/>Undertake population census &amp; produce preliminary results</text:p>
          </table:table-cell>
          <table:covered-table-cell/>
          <table:table-cell table:style-name="TableCell351" table:number-columns-spanned="2">
            <text:p text:style-name="P352">Census analysis released.<text:s/></text:p>
            <text:p text:style-name="P353">Revised CPI methodology and data.</text:p>
            <text:p text:style-name="P354">Rebased National Accounts.</text:p>
            <text:p text:style-name="P355">Complete register of business est,. <text:s/>SME survey, Census of Production</text:p>
          </table:table-cell>
          <table:covered-table-cell/>
          <table:covered-table-cell>
            <text:p text:style-name="P356"/>
          </table:covered-table-cell>
        </table:table-row>
        <table:table-row table:style-name="TableRow357">
          <table:covered-table-cell>
            <text:p text:style-name="P358"/>
          </table:covered-table-cell>
          <table:covered-table-cell>
            <text:p text:style-name="P359"/>
          </table:covered-table-cell>
          <table:table-cell table:style-name="TableCell360" table:number-columns-spanned="7">
            <text:p text:style-name="P361"><text:span text:style-name="T362">Sour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63"/>
          </table:covered-table-cell>
        </table:table-row>
        <table:table-row table:style-name="TableRow364">
          <table:covered-table-cell>
            <text:p text:style-name="P365"/>
          </table:covered-table-cell>
          <table:covered-table-cell>
            <text:p text:style-name="P366"/>
          </table:covered-table-cell>
          <table:table-cell table:style-name="TableCell367" table:number-columns-spanned="7">
            <text:p text:style-name="P368"><text:span text:style-name="T369">KNBS statistical releases<text:s/></text:span><text:span text:style-name="T370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71"/>
          </table:covered-table-cell>
        </table:table-row>
        <table:table-row table:style-name="TableRow372">
          <table:table-cell table:style-name="TableCell373" table:number-rows-spanned="2">
            <text:p text:style-name="P374">INPUTS (£)</text:p>
          </table:table-cell>
          <table:table-cell table:style-name="TableCell375">
            <text:p text:style-name="P376">DFID (£)</text:p>
          </table:table-cell>
          <table:table-cell table:style-name="TableCell377" table:number-columns-spanned="2">
            <text:p text:style-name="P378">Govt (£)</text:p>
          </table:table-cell>
          <table:covered-table-cell/>
          <table:table-cell table:style-name="TableCell379" table:number-columns-spanned="2">
            <text:p text:style-name="P380">Other (£)</text:p>
          </table:table-cell>
          <table:covered-table-cell/>
          <table:table-cell table:style-name="TableCell381" table:number-columns-spanned="2">
            <text:p text:style-name="P382">Total (£)</text:p>
          </table:table-cell>
          <table:covered-table-cell/>
          <table:table-cell table:style-name="TableCell383" table:number-columns-spanned="2">
            <text:p text:style-name="P384">DFID SHARE (%)</text:p>
          </table:table-cell>
          <table:covered-table-cell/>
        </table:table-row>
        <table:table-row table:style-name="TableRow385">
          <table:covered-table-cell>
            <text:p text:style-name="P386"/>
          </table:covered-table-cell>
          <table:table-cell table:style-name="TableCell387">
            <text:p text:style-name="P388">£6,500,000</text:p>
          </table:table-cell>
          <table:table-cell table:style-name="TableCell389" table:number-columns-spanned="2">
            <text:p text:style-name="P390">???</text:p>
          </table:table-cell>
          <table:covered-table-cell/>
          <table:table-cell table:style-name="TableCell391" table:number-columns-spanned="2">
            <text:p text:style-name="P392">WB: $20m</text:p>
          </table:table-cell>
          <table:covered-table-cell/>
          <table:table-cell table:style-name="TableCell393" table:number-columns-spanned="2">
            <text:p text:style-name="P394"/>
          </table:table-cell>
          <table:covered-table-cell/>
          <table:table-cell table:style-name="TableCell395" table:number-columns-spanned="2">
            <text:p text:style-name="P396"/>
          </table:table-cell>
          <table:covered-table-cell/>
        </table:table-row>
        <text:soft-page-break/>
        <table:table-row table:style-name="TableRow397">
          <table:table-cell table:style-name="TableCell398" table:number-rows-spanned="2">
            <text:p text:style-name="P399">INPUTS (HR)</text:p>
          </table:table-cell>
          <table:table-cell table:style-name="TableCell400">
            <text:p text:style-name="P401">DFID (FTEs)</text:p>
          </table:table-cell>
          <table:table-cell table:style-name="TableCell402" table:number-columns-spanned="8" table:number-rows-spanned="2">
            <text:p text:style-name="P4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/>
          </table:table-cell>
          <table:covered-table-cell>
            <text:p text:style-name="P40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9">
          <table:table-cell table:style-name="TableCell410" table:number-columns-spanned="10">
            <text:p text:style-name="P411"/>
            <text:p text:style-name="P412"/>
            <text:p text:style-name="P413"/>
            <text:p text:style-name="P414"/>
            <text:p text:style-name="P415"/>
            <text:p text:style-name="P4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7">
          <table:table-cell table:style-name="TableCell418" table:number-columns-spanned="10">
            <text:p text:style-name="P4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0">
          <table:table-cell table:style-name="TableCell421">
            <text:p text:style-name="P422">OUTPUT 1</text:p>
          </table:table-cell>
          <table:table-cell table:style-name="TableCell423">
            <text:p text:style-name="P424">Indicator</text:p>
          </table:table-cell>
          <table:table-cell table:style-name="TableCell425" table:number-columns-spanned="2">
            <text:p text:style-name="P426">Baseline (2004)</text:p>
          </table:table-cell>
          <table:covered-table-cell/>
          <table:table-cell table:style-name="TableCell427" table:number-columns-spanned="2">
            <text:p text:style-name="P428">Milestone 1 (2005)</text:p>
          </table:table-cell>
          <table:covered-table-cell/>
          <table:table-cell table:style-name="TableCell429" table:number-columns-spanned="2">
            <text:p text:style-name="P430">Milestone 2 (2006)</text:p>
          </table:table-cell>
          <table:covered-table-cell/>
          <table:table-cell table:style-name="TableCell431">
            <text:p text:style-name="P432">Target (2011)<text:s/></text:p>
          </table:table-cell>
          <table:table-cell table:style-name="TableCell433">
            <text:p text:style-name="P434">Assumptions</text:p>
          </table:table-cell>
        </table:table-row>
        <table:table-row table:style-name="TableRow435">
          <table:table-cell table:style-name="TableCell436" table:number-rows-spanned="7">
            <text:p text:style-name="P437">A strengthened NSS with a coherent institutional framework</text:p>
          </table:table-cell>
          <table:table-cell table:style-name="TableCell438" table:number-rows-spanned="3">
            <text:p text:style-name="P439">Legal framework underpinning NSS <text:s/></text:p>
            <text:p text:style-name="P440"/>
          </table:table-cell>
          <table:table-cell table:style-name="TableCell441" table:number-columns-spanned="2">
            <text:p text:style-name="P442">Draft Statistics Bill <text:s/>approved by cabinet – establishing a semi-independent NSO and board</text:p>
          </table:table-cell>
          <table:covered-table-cell/>
          <table:table-cell table:style-name="TableCell443" table:number-columns-spanned="2">
            <text:p text:style-name="P444">Bill approved by Parliament <text:s/>and placed on<text:s/>statute book</text:p>
          </table:table-cell>
          <table:covered-table-cell/>
          <table:table-cell table:style-name="TableCell445" table:number-columns-spanned="2">
            <text:p text:style-name="P446">2006 Statistics Act enacted. KNBS established. <text:s/></text:p>
          </table:table-cell>
          <table:covered-table-cell/>
          <table:table-cell table:style-name="TableCell447">
            <text:p text:style-name="P448">Detailed regulations to support the implementation of the Act published, and evidence of these being adhered to</text:p>
          </table:table-cell>
          <table:table-cell table:style-name="TableCell449" table:number-rows-spanned="9">
            <text:p text:style-name="P450">Parliament passes Statistics Act without major amendments.</text:p>
            <text:p text:style-name="P451"/>
            <text:p text:style-name="P452">Effective<text:s/>co-operation between CBS, line ministries and the districts.</text:p>
          </table:table-cell>
        </table:table-row>
        <table:table-row table:style-name="TableRow453">
          <table:covered-table-cell>
            <text:p text:style-name="P454"/>
          </table:covered-table-cell>
          <table:covered-table-cell>
            <text:p text:style-name="P455"/>
          </table:covered-table-cell>
          <table:table-cell table:style-name="TableCell456" table:number-columns-spanned="7">
            <text:p text:style-name="P457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58"/>
          </table:covered-table-cell>
        </table:table-row>
        <table:table-row table:style-name="TableRow459">
          <table:covered-table-cell>
            <text:p text:style-name="P460"/>
          </table:covered-table-cell>
          <table:covered-table-cell>
            <text:p text:style-name="P461"/>
          </table:covered-table-cell>
          <table:table-cell table:style-name="TableCell462" table:number-columns-spanned="7">
            <text:p text:style-name="P463">GoK statute book.</text:p>
            <text:p text:style-name="P464">Rebranding of KNB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65"/>
          </table:covered-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Indicator</text:p>
          </table:table-cell>
          <table:table-cell table:style-name="TableCell470" table:number-columns-spanned="2">
            <text:p text:style-name="P471">Baseline (2004)<text:s/></text:p>
          </table:table-cell>
          <table:covered-table-cell/>
          <table:table-cell table:style-name="TableCell472" table:number-columns-spanned="2">
            <text:p text:style-name="P473">Milestone 1 (2005)</text:p>
          </table:table-cell>
          <table:covered-table-cell/>
          <table:table-cell table:style-name="TableCell474" table:number-columns-spanned="2">
            <text:p text:style-name="P475">Milestone 2 (2006)</text:p>
          </table:table-cell>
          <table:covered-table-cell/>
          <table:table-cell table:style-name="TableCell476">
            <text:p text:style-name="P477">Target (2011)</text:p>
          </table:table-cell>
          <table:covered-table-cell>
            <text:p text:style-name="P478"/>
          </table:covered-table-cell>
        </table:table-row>
        <table:table-row table:style-name="TableRow479">
          <table:covered-table-cell>
            <text:p text:style-name="P480"/>
          </table:covered-table-cell>
          <table:table-cell table:style-name="TableCell481" table:number-rows-spanned="3">
            <text:p text:style-name="P482">Effective establishment of the new Board of Directors<text:s/></text:p>
          </table:table-cell>
          <table:table-cell table:style-name="TableCell483" table:number-columns-spanned="2">
            <text:p text:style-name="P484">New<text:s/>governance structure for semi-independent KNBS outlined in Bill<text:s/></text:p>
          </table:table-cell>
          <table:covered-table-cell/>
          <table:table-cell table:style-name="TableCell485" table:number-columns-spanned="2">
            <text:p text:style-name="P486">Board members and function enshrined in law</text:p>
          </table:table-cell>
          <table:covered-table-cell/>
          <table:table-cell table:style-name="TableCell487" table:number-columns-spanned="2">
            <text:p text:style-name="P488">Board members appointed<text:s/></text:p>
          </table:table-cell>
          <table:covered-table-cell/>
          <table:table-cell table:style-name="TableCell489">
            <text:p text:style-name="P490">Board shows evidence of exercising powers vested in it by the Act</text:p>
          </table:table-cell>
          <table:covered-table-cell>
            <text:p text:style-name="P491"/>
          </table:covered-table-cell>
        </table:table-row>
        <table:table-row table:style-name="TableRow492">
          <table:covered-table-cell>
            <text:p text:style-name="P493"/>
          </table:covered-table-cell>
          <table:covered-table-cell>
            <text:p text:style-name="P494"/>
          </table:covered-table-cell>
          <table:table-cell table:style-name="TableCell495" table:number-columns-spanned="7">
            <text:p text:style-name="P496">Sourc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97"/>
          </table:covered-table-cell>
        </table:table-row>
        <table:table-row table:style-name="TableRow498">
          <table:covered-table-cell>
            <text:p text:style-name="P499"/>
          </table:covered-table-cell>
          <table:covered-table-cell>
            <text:p text:style-name="P500"/>
          </table:covered-table-cell>
          <table:table-cell table:style-name="TableCell501" table:number-columns-spanned="7">
            <text:p text:style-name="P502">The Statistics Act, 2006 <text:s/>No.4 of 2006<text:s/>Part II, Section 6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503"/>
          </table:covered-table-cell>
        </table:table-row>
        <table:table-row table:style-name="TableRow504">
          <table:table-cell table:style-name="TableCell505">
            <text:p text:style-name="P506">IMPACT WEIGHTING</text:p>
          </table:table-cell>
          <table:table-cell table:style-name="TableCell507">
            <text:p text:style-name="P508">Indicator</text:p>
          </table:table-cell>
          <table:table-cell table:style-name="TableCell509" table:number-columns-spanned="2">
            <text:p text:style-name="P510">Baseline + year</text:p>
          </table:table-cell>
          <table:covered-table-cell/>
          <table:table-cell table:style-name="TableCell511" table:number-columns-spanned="2">
            <text:p text:style-name="P512">Milestone 1</text:p>
          </table:table-cell>
          <table:covered-table-cell/>
          <table:table-cell table:style-name="TableCell513" table:number-columns-spanned="2">
            <text:p text:style-name="P514">Milestone 2</text:p>
          </table:table-cell>
          <table:covered-table-cell/>
          <table:table-cell table:style-name="TableCell515">
            <text:p text:style-name="P516">Target + year</text:p>
          </table:table-cell>
          <table:covered-table-cell>
            <text:p text:style-name="P517"/>
          </table:covered-table-cell>
        </table:table-row>
        <table:table-row table:style-name="TableRow518">
          <table:table-cell table:style-name="TableCell519" table:number-rows-spanned="3">
            <text:p text:style-name="P520"/>
          </table:table-cell>
          <table:table-cell table:style-name="TableCell521" table:number-rows-spanned="3">
            <text:p text:style-name="P522"/>
          </table:table-cell>
          <table:table-cell table:style-name="TableCell523" table:number-columns-spanned="2">
            <text:p text:style-name="P524"/>
          </table:table-cell>
          <table:covered-table-cell/>
          <table:table-cell table:style-name="TableCell525" table:number-columns-spanned="2">
            <text:p text:style-name="P526"/>
          </table:table-cell>
          <table:covered-table-cell/>
          <table:table-cell table:style-name="TableCell527" table:number-columns-spanned="2">
            <text:p text:style-name="P528"/>
          </table:table-cell>
          <table:covered-table-cell/>
          <table:table-cell table:style-name="TableCell529">
            <text:p text:style-name="P530"/>
          </table:table-cell>
          <table:covered-table-cell>
            <text:p text:style-name="P531"/>
          </table:covered-table-cell>
        </table:table-row>
        <table:table-row table:style-name="TableRow532">
          <table:covered-table-cell>
            <text:p text:style-name="P533"/>
          </table:covered-table-cell>
          <table:covered-table-cell>
            <text:p text:style-name="P534"/>
          </table:covered-table-cell>
          <table:table-cell table:style-name="TableCell535" table:number-columns-spanned="7">
            <text:p text:style-name="P536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7">
            <text:p text:style-name="P538">RISK RATING</text:p>
          </table:table-cell>
        </table:table-row>
        <table:table-row table:style-name="TableRow539">
          <table:covered-table-cell>
            <text:p text:style-name="P540"/>
          </table:covered-table-cell>
          <table:covered-table-cell>
            <text:p text:style-name="P541"/>
          </table:covered-table-cell>
          <table:table-cell table:style-name="TableCell542" table:number-columns-spanned="7">
            <text:p text:style-name="P5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 table:number-rows-spanned="2">
            <text:p text:style-name="P548">INPUTS (£)</text:p>
          </table:table-cell>
          <table:table-cell table:style-name="TableCell549">
            <text:p text:style-name="P550">DFID (£)</text:p>
          </table:table-cell>
          <table:table-cell table:style-name="TableCell551" table:number-columns-spanned="2">
            <text:p text:style-name="P552">Govt (£)</text:p>
          </table:table-cell>
          <table:covered-table-cell/>
          <table:table-cell table:style-name="TableCell553" table:number-columns-spanned="2">
            <text:p text:style-name="P554">Other (£)</text:p>
          </table:table-cell>
          <table:covered-table-cell/>
          <table:table-cell table:style-name="TableCell555" table:number-columns-spanned="2">
            <text:p text:style-name="P556">Total (£)</text:p>
          </table:table-cell>
          <table:covered-table-cell/>
          <table:table-cell table:style-name="TableCell557" table:number-columns-spanned="2">
            <text:p text:style-name="P558">DFID SHARE (%)</text:p>
          </table:table-cell>
          <table:covered-table-cell/>
        </table:table-row>
        <table:table-row table:style-name="TableRow559">
          <table:covered-table-cell>
            <text:p text:style-name="P560"/>
          </table:covered-table-cell>
          <table:table-cell table:style-name="TableCell561">
            <text:p text:style-name="P562"/>
          </table:table-cell>
          <table:table-cell table:style-name="TableCell563" table:number-columns-spanned="2">
            <text:p text:style-name="P564"/>
          </table:table-cell>
          <table:covered-table-cell/>
          <table:table-cell table:style-name="TableCell565" table:number-columns-spanned="2">
            <text:p text:style-name="P566"/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  <table:table-cell table:style-name="TableCell569" table:number-columns-spanned="2">
            <text:p text:style-name="P570"/>
          </table:table-cell>
          <table:covered-table-cell/>
        </table:table-row>
        <table:table-row table:style-name="TableRow571">
          <table:table-cell table:style-name="TableCell572" table:number-rows-spanned="2">
            <text:p text:style-name="P573">INPUTS (HR)</text:p>
          </table:table-cell>
          <table:table-cell table:style-name="TableCell574">
            <text:p text:style-name="P575">DFID (FTEs)</text:p>
          </table:table-cell>
          <table:table-cell table:style-name="TableCell576" table:number-columns-spanned="8" table:number-rows-spanned="2">
            <text:p text:style-name="P5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8">
          <table:covered-table-cell>
            <text:p text:style-name="P579"/>
          </table:covered-table-cell>
          <table:table-cell table:style-name="TableCell580">
            <text:p text:style-name="P581"/>
          </table:table-cell>
          <table:covered-table-cell>
            <text:p text:style-name="P58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3"/>
      <table:table table:style-name="Table584">
        <table:table-columns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 table:number-columns-spanned="7">
            <text:p text:style-name="P594"/>
            <text:p text:style-name="P5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6">
          <table:table-cell table:style-name="TableCell597">
            <text:p text:style-name="P598">OUTPUT 2</text:p>
          </table:table-cell>
          <table:table-cell table:style-name="TableCell599">
            <text:p text:style-name="P600">Indicator</text:p>
          </table:table-cell>
          <table:table-cell table:style-name="TableCell601">
            <text:p text:style-name="P602">Baseline (2004)</text:p>
          </table:table-cell>
          <table:table-cell table:style-name="TableCell603">
            <text:p text:style-name="P604">Milestone 1 (2006)</text:p>
          </table:table-cell>
          <table:table-cell table:style-name="TableCell605">
            <text:p text:style-name="P606">Milestone 2 (2007)</text:p>
          </table:table-cell>
          <table:table-cell table:style-name="TableCell607">
            <text:p text:style-name="P608">Target (2009)</text:p>
          </table:table-cell>
          <table:table-cell table:style-name="TableCell609">
            <text:p text:style-name="P610">Assumptions</text:p>
          </table:table-cell>
        </table:table-row>
        <table:table-row table:style-name="TableRow611">
          <table:table-cell table:style-name="TableCell612" table:number-rows-spanned="7">
            <text:p text:style-name="P613">Statistical infrastructure developed and made operational</text:p>
            <text:p text:style-name="P614"/>
            <text:p text:style-name="P615"/>
          </table:table-cell>
          <table:table-cell table:style-name="TableCell616" table:number-rows-spanned="3">
            <text:p text:style-name="P617">Guidelines on concepts, definitions and methodologies produced and applied</text:p>
          </table:table-cell>
          <table:table-cell table:style-name="TableCell618">
            <text:p text:style-name="P619">Out-of date <text:s/>documentation<text:s/>underpinning statistical methodology , concepts and terms. <text:s/>Little standardisation in use<text:s/></text:p>
          </table:table-cell>
          <table:table-cell table:style-name="TableCell620">
            <text:p text:style-name="P621">New draft guidance produced and discussed with Board</text:p>
            <text:p text:style-name="P622"/>
            <text:p text:style-name="P623"/>
          </table:table-cell>
          <table:table-cell table:style-name="TableCell624">
            <text:p text:style-name="P625">Final guidance published and placed on KNBS website</text:p>
          </table:table-cell>
          <table:table-cell table:style-name="TableCell626">
            <text:p text:style-name="P627">Evidence of terms / definitions and methodologies being put into practice in statistical surveys and activities</text:p>
          </table:table-cell>
          <table:table-cell table:style-name="TableCell628" table:number-rows-spanned="9">
            <text:p text:style-name="P629">CBS and other statistical units are able to use resources effectively.</text:p>
            <text:p text:style-name="P630"/>
            <text:p text:style-name="P631">CBS able to effectively play a leadership role across the NSS following Statistics Act implementation.</text:p>
            <text:p text:style-name="P632"/>
            <text:p text:style-name="P633">National Sample Survey and<text:s/>Evaluation Programme (NASSEP) is used as a sampling frame to all household based surveys.</text:p>
          </table:table-cell>
        </table:table-row>
        <table:table-row table:style-name="TableRow634">
          <table:covered-table-cell>
            <text:p text:style-name="P635"/>
          </table:covered-table-cell>
          <table:covered-table-cell>
            <text:p text:style-name="P636"/>
          </table:covered-table-cell>
          <table:table-cell table:style-name="TableCell637" table:number-columns-spanned="4">
            <text:p text:style-name="P638">Source</text:p>
          </table:table-cell>
          <table:covered-table-cell/>
          <table:covered-table-cell/>
          <table:covered-table-cell/>
          <table:covered-table-cell>
            <text:p text:style-name="P639"/>
          </table:covered-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 table:number-columns-spanned="4">
            <text:p text:style-name="P644">KNBS. <text:s/>Monthly Board meetings . <text:s/>KNBS website</text:p>
          </table:table-cell>
          <table:covered-table-cell/>
          <table:covered-table-cell/>
          <table:covered-table-cell/>
          <table:covered-table-cell>
            <text:p text:style-name="P645"/>
          </table:covered-table-cell>
        </table:table-row>
        <table:table-row table:style-name="TableRow646">
          <table:covered-table-cell>
            <text:p text:style-name="P647"/>
          </table:covered-table-cell>
          <table:table-cell table:style-name="TableCell648">
            <text:p text:style-name="P649">Indicator</text:p>
          </table:table-cell>
          <table:table-cell table:style-name="TableCell650">
            <text:p text:style-name="P651">Baseline (2004)r</text:p>
          </table:table-cell>
          <table:table-cell table:style-name="TableCell652">
            <text:p text:style-name="P653">Milestone 1 (2005)</text:p>
          </table:table-cell>
          <table:table-cell table:style-name="TableCell654">
            <text:p text:style-name="P655">Milestone 2 (2007)</text:p>
          </table:table-cell>
          <table:table-cell table:style-name="TableCell656">
            <text:p text:style-name="P657">Target (2011)r</text:p>
          </table:table-cell>
          <table:covered-table-cell>
            <text:p text:style-name="P658"/>
          </table:covered-table-cell>
        </table:table-row>
        <table:table-row table:style-name="TableRow659">
          <table:covered-table-cell>
            <text:p text:style-name="P660"/>
          </table:covered-table-cell>
          <table:table-cell table:style-name="TableCell661" table:number-rows-spanned="3">
            <text:p text:style-name="P662">Updated Central<text:s/>Business Register</text:p>
            <text:p text:style-name="P663"/>
            <text:p text:style-name="P664"/>
          </table:table-cell>
          <table:table-cell table:style-name="TableCell665">
            <text:p text:style-name="P666">Outdated business register (important for economic surveys&amp; national accounts)</text:p>
            <text:p text:style-name="P667"/>
            <text:p text:style-name="P668"/>
          </table:table-cell>
          <table:table-cell table:style-name="TableCell669">
            <text:p text:style-name="P670">Data collection and entry of questionnaire</text:p>
          </table:table-cell>
          <table:table-cell table:style-name="TableCell671">
            <text:p text:style-name="P672">Comprehensive business register finalised<text:s/></text:p>
          </table:table-cell>
          <table:table-cell table:style-name="TableCell673">
            <text:p text:style-name="P674">Business register used for business surveys and economic accounts</text:p>
          </table:table-cell>
          <table:covered-table-cell>
            <text:p text:style-name="P675"/>
          </table:covered-table-cell>
        </table:table-row>
        <table:table-row table:style-name="TableRow676">
          <table:covered-table-cell>
            <text:p text:style-name="P677"/>
          </table:covered-table-cell>
          <table:covered-table-cell>
            <text:p text:style-name="P678"/>
          </table:covered-table-cell>
          <table:table-cell table:style-name="TableCell679" table:number-columns-spanned="4">
            <text:p text:style-name="P680">Source</text:p>
          </table:table-cell>
          <table:covered-table-cell/>
          <table:covered-table-cell/>
          <table:covered-table-cell/>
          <table:covered-table-cell>
            <text:p text:style-name="P681"/>
          </table:covered-table-cell>
        </table:table-row>
        <table:table-row table:style-name="TableRow682">
          <table:covered-table-cell>
            <text:p text:style-name="P683"/>
          </table:covered-table-cell>
          <table:covered-table-cell>
            <text:p text:style-name="P684"/>
          </table:covered-table-cell>
          <table:table-cell table:style-name="TableCell685" table:number-columns-spanned="4">
            <text:p text:style-name="P686">KNBS. Monthly Board meetings. <text:s/>KNBS website</text:p>
          </table:table-cell>
          <table:covered-table-cell/>
          <table:covered-table-cell/>
          <table:covered-table-cell/>
          <table:covered-table-cell>
            <text:p text:style-name="P687"/>
          </table:covered-table-cell>
        </table:table-row>
        <table:table-row table:style-name="TableRow688">
          <table:table-cell table:style-name="TableCell689">
            <text:p text:style-name="P690">IMPACT WEIGHTING</text:p>
          </table:table-cell>
          <table:table-cell table:style-name="TableCell691">
            <text:p text:style-name="P692">Indicator</text:p>
          </table:table-cell>
          <table:table-cell table:style-name="TableCell693">
            <text:p text:style-name="P694">Baseline(2008)</text:p>
          </table:table-cell>
          <table:table-cell table:style-name="TableCell695">
            <text:p text:style-name="P696">Milestone 1 (2009)</text:p>
          </table:table-cell>
          <table:table-cell table:style-name="TableCell697">
            <text:p text:style-name="P698">Milestone 2 (2010)</text:p>
          </table:table-cell>
          <table:table-cell table:style-name="TableCell699">
            <text:p text:style-name="P700">Target 2011)</text:p>
          </table:table-cell>
          <table:covered-table-cell>
            <text:p text:style-name="P701"/>
          </table:covered-table-cell>
        </table:table-row>
        <table:table-row table:style-name="TableRow702">
          <table:table-cell table:style-name="TableCell703" table:number-rows-spanned="3">
            <text:p text:style-name="P704"/>
          </table:table-cell>
          <table:table-cell table:style-name="TableCell705" table:number-rows-spanned="3">
            <text:p text:style-name="P706">Updated NASSEP</text:p>
          </table:table-cell>
          <table:table-cell table:style-name="TableCell707">
            <text:p text:style-name="P708">Old frame (based on 2002 data)</text:p>
          </table:table-cell>
          <table:table-cell table:style-name="TableCell709">
            <text:p text:style-name="P710">Census provides master file of households</text:p>
          </table:table-cell>
          <table:table-cell table:style-name="TableCell711">
            <text:p text:style-name="P712"/>
          </table:table-cell>
          <table:table-cell table:style-name="TableCell713">
            <text:p text:style-name="P714">NASSEP V<text:s/></text:p>
          </table:table-cell>
          <table:covered-table-cell>
            <text:p text:style-name="P715"/>
          </table:covered-table-cell>
        </table:table-row>
        <table:table-row table:style-name="TableRow716">
          <table:covered-table-cell>
            <text:p text:style-name="P717"/>
          </table:covered-table-cell>
          <table:covered-table-cell>
            <text:p text:style-name="P718"/>
          </table:covered-table-cell>
          <table:table-cell table:style-name="TableCell719" table:number-columns-spanned="4">
            <text:p text:style-name="P720">Source</text:p>
          </table:table-cell>
          <table:covered-table-cell/>
          <table:covered-table-cell/>
          <table:covered-table-cell/>
          <table:table-cell table:style-name="TableCell721">
            <text:p text:style-name="P722">RISK RATING</text:p>
          </table:table-cell>
        </table:table-row>
        <table:table-row table:style-name="TableRow723">
          <table:covered-table-cell>
            <text:p text:style-name="P724"/>
          </table:covered-table-cell>
          <table:covered-table-cell>
            <text:p text:style-name="P725"/>
          </table:covered-table-cell>
          <table:table-cell table:style-name="TableCell726" table:number-columns-spanned="4">
            <text:p text:style-name="P727">KNBS</text:p>
          </table:table-cell>
          <table:covered-table-cell/>
          <table:covered-table-cell/>
          <table:covered-table-cell/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 table:number-rows-spanned="2">
            <text:p text:style-name="P732">INPUTS (£)</text:p>
          </table:table-cell>
          <table:table-cell table:style-name="TableCell733">
            <text:p text:style-name="P734">DFID (£)</text:p>
          </table:table-cell>
          <table:table-cell table:style-name="TableCell735">
            <text:p text:style-name="P736">Govt (£)</text:p>
          </table:table-cell>
          <table:table-cell table:style-name="TableCell737">
            <text:p text:style-name="P738">Other (£)</text:p>
          </table:table-cell>
          <table:table-cell table:style-name="TableCell739">
            <text:p text:style-name="P740">Total (£)</text:p>
          </table:table-cell>
          <table:table-cell table:style-name="TableCell741" table:number-columns-spanned="2">
            <text:p text:style-name="P742">DFID SHARE (%)</text:p>
          </table:table-cell>
          <table:covered-table-cell/>
        </table:table-row>
        <table:table-row table:style-name="TableRow743">
          <table:covered-table-cell>
            <text:p text:style-name="P744"/>
          </table:covered-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 table:number-columns-spanned="2">
            <text:p text:style-name="P754"/>
          </table:table-cell>
          <table:covered-table-cell/>
        </table:table-row>
        <table:table-row table:style-name="TableRow755">
          <table:table-cell table:style-name="TableCell756" table:number-rows-spanned="2">
            <text:p text:style-name="P757">INPUTS (HR)</text:p>
          </table:table-cell>
          <table:table-cell table:style-name="TableCell758">
            <text:p text:style-name="P759">DFID (FTEs)</text:p>
          </table:table-cell>
          <table:table-cell table:style-name="TableCell760" table:number-columns-spanned="5" table:number-rows-spanned="2">
            <text:p text:style-name="P761"/>
          </table:table-cell>
          <table:covered-table-cell/>
          <table:covered-table-cell/>
          <table:covered-table-cell/>
          <table:covered-table-cell/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/>
          </table:table-cell>
          <table:covered-table-cell>
            <text:p text:style-name="P766"/>
          </table:covered-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P767"/>
      <table:table table:style-name="Table768">
        <table:table-columns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 table:number-columns-spanned="10">
            <text:p text:style-name="P781"/>
            <text:p text:style-name="P7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3">
          <table:table-cell table:style-name="TableCell784">
            <text:p text:style-name="P785">OUTPUT 3</text:p>
          </table:table-cell>
          <table:table-cell table:style-name="TableCell786">
            <text:p text:style-name="P787">Indicator</text:p>
          </table:table-cell>
          <table:table-cell table:style-name="TableCell788" table:number-columns-spanned="2">
            <text:p text:style-name="P789">Baseline (2004)<text:s/></text:p>
          </table:table-cell>
          <table:covered-table-cell/>
          <table:table-cell table:style-name="TableCell790" table:number-columns-spanned="2">
            <text:p text:style-name="P791">Milestone 1 (2005)</text:p>
          </table:table-cell>
          <table:covered-table-cell/>
          <table:table-cell table:style-name="TableCell792" table:number-columns-spanned="2">
            <text:p text:style-name="P793">Milestone 2 (2008)</text:p>
          </table:table-cell>
          <table:covered-table-cell/>
          <table:table-cell table:style-name="TableCell794">
            <text:p text:style-name="P795">Target (2011)</text:p>
          </table:table-cell>
          <table:table-cell table:style-name="TableCell796">
            <text:p text:style-name="P797">Assumptions</text:p>
          </table:table-cell>
        </table:table-row>
        <table:table-row table:style-name="TableRow798">
          <table:table-cell table:style-name="TableCell799" table:number-rows-spanned="11">
            <text:p text:style-name="P800">A wide range of<text:s/>high quality statistics outputs delivered. GoK documents produced that include NSS outputs</text:p>
            <text:p text:style-name="P801"/>
          </table:table-cell>
          <table:table-cell table:style-name="TableCell802" table:number-rows-spanned="3">
            <text:p text:style-name="P803">Vision 2030 Monitoring Framwork <text:s/>populated with NSS outputs</text:p>
          </table:table-cell>
          <table:table-cell table:style-name="TableCell804" table:number-columns-spanned="2">
            <text:p text:style-name="P805">Draft national monitoring framework (NMF) adopted <text:s/>with specified indicators</text:p>
          </table:table-cell>
          <table:covered-table-cell/>
          <table:table-cell table:style-name="TableCell806" table:number-columns-spanned="2">
            <text:p text:style-name="P807">NMFindicator baseline, milestones and targets agreed by GoK<text:s/></text:p>
          </table:table-cell>
          <table:covered-table-cell/>
          <table:table-cell table:style-name="TableCell808" table:number-columns-spanned="2">
            <text:p text:style-name="P809">Monitoring against indicators in NMF begins</text:p>
            <text:p text:style-name="P810"/>
          </table:table-cell>
          <table:covered-table-cell/>
          <table:table-cell table:style-name="TableCell811">
            <text:p text:style-name="P812">Increased range &amp; quality of statistics in the Vision 2030 <text:s/>Annual Reports.</text:p>
            <text:p text:style-name="P813">Reference to KNBS/NSS statistics in GOK’s sector plans<text:s/></text:p>
          </table:table-cell>
          <table:table-cell table:style-name="TableCell814" table:number-rows-spanned="13">
            <text:p text:style-name="P815">Effective user consultation feeds into the NSS work plans</text:p>
            <text:p text:style-name="P816"/>
            <text:p text:style-name="P817">GoK desire to move towards evidence-based decision making.</text:p>
            <text:p text:style-name="P818"/>
            <text:p text:style-name="P819"/>
            <text:p text:style-name="P820"/>
            <text:p text:style-name="P821"/>
            <text:p text:style-name="P822"/>
            <text:p text:style-name="P823">NSS is producing user-focused and relevant statistical outputs</text:p>
            <text:p text:style-name="P824"/>
            <text:p text:style-name="P825"/>
          </table:table-cell>
        </table:table-row>
        <table:table-row table:style-name="TableRow826">
          <table:covered-table-cell>
            <text:p text:style-name="P827"/>
          </table:covered-table-cell>
          <table:covered-table-cell>
            <text:p text:style-name="P828"/>
          </table:covered-table-cell>
          <table:table-cell table:style-name="TableCell829" table:number-columns-spanned="7">
            <text:p text:style-name="P830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31"/>
          </table:covered-table-cell>
        </table:table-row>
        <table:table-row table:style-name="TableRow832">
          <table:covered-table-cell>
            <text:p text:style-name="P833"/>
          </table:covered-table-cell>
          <table:covered-table-cell>
            <text:p text:style-name="P834"/>
          </table:covered-table-cell>
          <table:table-cell table:style-name="TableCell835" table:number-columns-spanned="7">
            <text:p text:style-name="P836">Annual Progress report on Implementation of Medium Term Plan (2008-2012) , Kenya Vision 20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37"/>
          </table:covered-table-cell>
        </table:table-row>
        <table:table-row table:style-name="TableRow838">
          <table:covered-table-cell>
            <text:p text:style-name="P839"/>
          </table:covered-table-cell>
          <table:table-cell table:style-name="TableCell840">
            <text:p text:style-name="P841">Indicator</text:p>
          </table:table-cell>
          <table:table-cell table:style-name="TableCell842" table:number-columns-spanned="2">
            <text:p text:style-name="P843">Baseline (2004)</text:p>
          </table:table-cell>
          <table:covered-table-cell/>
          <table:table-cell table:style-name="TableCell844" table:number-columns-spanned="2">
            <text:p text:style-name="P845">Milestone 1 (2005)</text:p>
          </table:table-cell>
          <table:covered-table-cell/>
          <table:table-cell table:style-name="TableCell846" table:number-columns-spanned="2">
            <text:p text:style-name="P847">Milestone 2 (2007)</text:p>
          </table:table-cell>
          <table:covered-table-cell/>
          <table:table-cell table:style-name="TableCell848">
            <text:p text:style-name="P849">Target (2011)</text:p>
          </table:table-cell>
          <table:covered-table-cell>
            <text:p text:style-name="P850"/>
          </table:covered-table-cell>
        </table:table-row>
        <table:table-row table:style-name="TableRow851">
          <table:covered-table-cell>
            <text:p text:style-name="P852"/>
          </table:covered-table-cell>
          <table:table-cell table:style-name="TableCell853" table:number-rows-spanned="3">
            <text:p text:style-name="P854">Kenya data included in IMF General Data Dissemination System</text:p>
          </table:table-cell>
          <table:table-cell table:style-name="TableCell855" table:number-columns-spanned="2">
            <text:p text:style-name="P856">GDDS action plan <text:s text:c="2"/></text:p>
          </table:table-cell>
          <table:covered-table-cell/>
          <table:table-cell table:style-name="TableCell857" table:number-columns-spanned="2">
            <text:p text:style-name="P858">Data and metadata prepared &amp;<text:s/>verified. <text:s/>Complies with GDDS standards</text:p>
          </table:table-cell>
          <table:covered-table-cell/>
          <table:table-cell table:style-name="TableCell859" table:number-columns-spanned="2">
            <text:p text:style-name="P860">IMF publishes GDDS including Kenya’s key economic and social data</text:p>
          </table:table-cell>
          <table:covered-table-cell/>
          <table:table-cell table:style-name="TableCell861">
            <text:p text:style-name="P862">GDDS regularly updated with data.</text:p>
          </table:table-cell>
          <table:covered-table-cell>
            <text:p text:style-name="P863"/>
          </table:covered-table-cell>
        </table:table-row>
        <table:table-row table:style-name="TableRow864">
          <table:covered-table-cell>
            <text:p text:style-name="P865"/>
          </table:covered-table-cell>
          <table:covered-table-cell>
            <text:p text:style-name="P866"/>
          </table:covered-table-cell>
          <table:table-cell table:style-name="TableCell867" table:number-columns-spanned="7">
            <text:p text:style-name="P868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 table:number-columns-spanned="7">
            <text:p text:style-name="P874">IMF webs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75"/>
          </table:covered-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<text:span text:style-name="T880">Indicator</text:span></text:p>
          </table:table-cell>
          <table:table-cell table:style-name="TableCell881">
            <text:p text:style-name="P882"><text:span text:style-name="T883">Baseline (2008)</text:span></text:p>
          </table:table-cell>
          <table:table-cell table:style-name="TableCell884" table:number-columns-spanned="2">
            <text:p text:style-name="P885"><text:span text:style-name="T886">Milestone 1<text:s/></text:span></text:p>
          </table:table-cell>
          <table:covered-table-cell/>
          <table:table-cell table:style-name="TableCell887" table:number-columns-spanned="2">
            <text:p text:style-name="P888"><text:span text:style-name="T889">Milestone 2<text:s/></text:span></text:p>
          </table:table-cell>
          <table:covered-table-cell/>
          <table:table-cell table:style-name="TableCell890" table:number-columns-spanned="2">
            <text:p text:style-name="P891"><text:span text:style-name="T892">Target (2011)</text:span></text:p>
          </table:table-cell>
          <table:covered-table-cell/>
          <table:covered-table-cell>
            <text:p text:style-name="P893"/>
          </table:covered-table-cell>
        </table:table-row>
        <table:table-row table:style-name="TableRow894">
          <table:covered-table-cell>
            <text:p text:style-name="P895"/>
          </table:covered-table-cell>
          <table:table-cell table:style-name="TableCell896" table:number-rows-spanned="3">
            <text:p text:style-name="P897">Number of main<text:s/>KNBS publications broken down by sex</text:p>
          </table:table-cell>
          <table:table-cell table:style-name="TableCell898">
            <text:p text:style-name="P899">4</text:p>
          </table:table-cell>
          <table:table-cell table:style-name="TableCell900" table:number-columns-spanned="2">
            <text:p text:style-name="P901"/>
          </table:table-cell>
          <table:covered-table-cell/>
          <table:table-cell table:style-name="TableCell902" table:number-columns-spanned="2">
            <text:p text:style-name="P903"/>
          </table:table-cell>
          <table:covered-table-cell/>
          <table:table-cell table:style-name="TableCell904" table:number-columns-spanned="2">
            <text:p text:style-name="P905">8</text:p>
          </table:table-cell>
          <table:covered-table-cell/>
          <table:covered-table-cell>
            <text:p text:style-name="P906"/>
          </table:covered-table-cell>
        </table:table-row>
        <table:table-row table:style-name="TableRow907">
          <table:covered-table-cell>
            <text:p text:style-name="P908"/>
          </table:covered-table-cell>
          <table:covered-table-cell>
            <text:p text:style-name="P909"/>
          </table:covered-table-cell>
          <table:table-cell table:style-name="TableCell910" table:number-columns-spanned="7">
            <text:p text:style-name="P911"><text:span text:style-name="T912">Sour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13"/>
          </table:covered-table-cell>
        </table:table-row>
        <table:table-row table:style-name="TableRow914">
          <table:covered-table-cell>
            <text:p text:style-name="P915"/>
          </table:covered-table-cell>
          <table:covered-table-cell>
            <text:p text:style-name="P916"/>
          </table:covered-table-cell>
          <table:table-cell table:style-name="TableCell917" table:number-columns-spanned="7">
            <text:p text:style-name="P918">Includes: Census; Demographic Health Survey, Aid Indicator Survey, Household budget surv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19"/>
          </table:covered-table-cell>
        </table:table-row>
        <table:table-row table:style-name="TableRow920">
          <table:table-cell table:style-name="TableCell921">
            <text:p text:style-name="P922">IMPACT WEIGHTING</text:p>
          </table:table-cell>
          <table:table-cell table:style-name="TableCell923">
            <text:p text:style-name="P924">Indicator</text:p>
          </table:table-cell>
          <table:table-cell table:style-name="TableCell925" table:number-columns-spanned="2">
            <text:p text:style-name="P926">Baseline(2008)</text:p>
          </table:table-cell>
          <table:covered-table-cell/>
          <table:table-cell table:style-name="TableCell927" table:number-columns-spanned="2">
            <text:p text:style-name="P928">Milestone 1(2009)</text:p>
          </table:table-cell>
          <table:covered-table-cell/>
          <table:table-cell table:style-name="TableCell929" table:number-columns-spanned="2">
            <text:p text:style-name="P930">Milestone 2(2010)</text:p>
          </table:table-cell>
          <table:covered-table-cell/>
          <table:table-cell table:style-name="TableCell931">
            <text:p text:style-name="P932">Target (2011))</text:p>
          </table:table-cell>
          <table:covered-table-cell>
            <text:p text:style-name="P933"/>
          </table:covered-table-cell>
        </table:table-row>
        <table:table-row table:style-name="TableRow934">
          <table:table-cell table:style-name="TableCell935" table:number-rows-spanned="3">
            <text:p text:style-name="P936"/>
          </table:table-cell>
          <table:table-cell table:style-name="TableCell937" table:number-rows-spanned="3">
            <text:p text:style-name="P938">Implementation of Census 2009</text:p>
          </table:table-cell>
          <table:table-cell table:style-name="TableCell939" table:number-columns-spanned="2">
            <text:p text:style-name="P940">Main operational and logistical census planning completed. <text:s/>No comms/publicity strategy &amp; RA, particularly dealing with the tribe issue</text:p>
          </table:table-cell>
          <table:covered-table-cell/>
          <table:table-cell table:style-name="TableCell941" table:number-columns-spanned="2">
            <text:p text:style-name="P942">Comms strategy &amp; risk analysis done. Credible census takes place with no strife. <text:s/></text:p>
          </table:table-cell>
          <table:covered-table-cell/>
          <table:table-cell table:style-name="TableCell943" table:number-columns-spanned="2">
            <text:p text:style-name="P944">Publication of preliminary results (less than 1 year after Census date). <text:s/>Results regarded reliable. <text:s/></text:p>
          </table:table-cell>
          <table:covered-table-cell/>
          <table:table-cell table:style-name="TableCell945">
            <text:p text:style-name="P946">Detailed analytical census reports, and full documentation available.</text:p>
          </table:table-cell>
          <table:covered-table-cell>
            <text:p text:style-name="P947"/>
          </table:covered-table-cell>
        </table:table-row>
        <table:table-row table:style-name="TableRow948">
          <table:covered-table-cell>
            <text:p text:style-name="P949"/>
          </table:covered-table-cell>
          <table:covered-table-cell>
            <text:p text:style-name="P950"/>
          </table:covered-table-cell>
          <table:table-cell table:style-name="TableCell951" table:number-columns-spanned="7">
            <text:p text:style-name="P952">Sour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3">
            <text:p text:style-name="P954">RISK RATING</text:p>
          </table:table-cell>
        </table:table-row>
        <table:table-row table:style-name="TableRow955">
          <table:covered-table-cell>
            <text:p text:style-name="P956"/>
          </table:covered-table-cell>
          <table:covered-table-cell>
            <text:p text:style-name="P957"/>
          </table:covered-table-cell>
          <table:table-cell table:style-name="TableCell958" table:number-columns-spanned="7">
            <text:p text:style-name="P959">UNFPA Development Partner Forum on Census</text:p>
            <text:p text:style-name="P960">KNB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 table:number-rows-spanned="2">
            <text:p text:style-name="P965">INPUTS (£)</text:p>
          </table:table-cell>
          <table:table-cell table:style-name="TableCell966">
            <text:p text:style-name="P967">DFID (£)</text:p>
          </table:table-cell>
          <table:table-cell table:style-name="TableCell968" table:number-columns-spanned="2">
            <text:p text:style-name="P969">Govt (£)</text:p>
          </table:table-cell>
          <table:covered-table-cell/>
          <table:table-cell table:style-name="TableCell970" table:number-columns-spanned="2">
            <text:p text:style-name="P971">Other (£)</text:p>
          </table:table-cell>
          <table:covered-table-cell/>
          <table:table-cell table:style-name="TableCell972" table:number-columns-spanned="2">
            <text:p text:style-name="P973">Total (£)</text:p>
          </table:table-cell>
          <table:covered-table-cell/>
          <table:table-cell table:style-name="TableCell974" table:number-columns-spanned="2">
            <text:p text:style-name="P975">DFID SHARE (%)</text:p>
          </table:table-cell>
          <table:covered-table-cell/>
        </table:table-row>
        <table:table-row table:style-name="TableRow976">
          <table:covered-table-cell>
            <text:p text:style-name="P977"/>
          </table:covered-table-cell>
          <table:table-cell table:style-name="TableCell978">
            <text:p text:style-name="P979"/>
          </table:table-cell>
          <table:table-cell table:style-name="TableCell980" table:number-columns-spanned="2">
            <text:p text:style-name="P981"/>
          </table:table-cell>
          <table:covered-table-cell/>
          <table:table-cell table:style-name="TableCell982" table:number-columns-spanned="2">
            <text:p text:style-name="P983"/>
          </table:table-cell>
          <table:covered-table-cell/>
          <table:table-cell table:style-name="TableCell984" table:number-columns-spanned="2">
            <text:p text:style-name="P985"/>
          </table:table-cell>
          <table:covered-table-cell/>
          <table:table-cell table:style-name="TableCell986" table:number-columns-spanned="2">
            <text:p text:style-name="P987"/>
          </table:table-cell>
          <table:covered-table-cell/>
        </table:table-row>
        <table:table-row table:style-name="TableRow988">
          <table:table-cell table:style-name="TableCell989" table:number-rows-spanned="2">
            <text:p text:style-name="P990">INPUTS (HR)</text:p>
          </table:table-cell>
          <table:table-cell table:style-name="TableCell991">
            <text:p text:style-name="P992">DFID (FTEs)</text:p>
          </table:table-cell>
          <table:table-cell table:style-name="TableCell993" table:number-columns-spanned="8" table:number-rows-spanned="2">
            <text:p text:style-name="P9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5">
          <table:covered-table-cell>
            <text:p text:style-name="P996"/>
          </table:covered-table-cell>
          <table:table-cell table:style-name="TableCell997">
            <text:p text:style-name="P998"/>
          </table:table-cell>
          <table:covered-table-cell>
            <text:p text:style-name="P9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000"/>
      <table:table table:style-name="Table1001">
        <table:table-columns>
          <table:table-column table:style-name="TableColumn1002"/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  <table:table-column table:style-name="TableColumn1008"/>
        </table:table-columns>
        <table:table-row table:style-name="TableRow1009">
          <table:table-cell table:style-name="TableCell1010" table:number-columns-spanned="7">
            <text:p text:style-name="P1011"/>
            <text:p text:style-name="P10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3">
          <table:table-cell table:style-name="TableCell1014">
            <text:p text:style-name="P1015">OUTPUT 4</text:p>
          </table:table-cell>
          <table:table-cell table:style-name="TableCell1016">
            <text:p text:style-name="P1017">Indicator</text:p>
          </table:table-cell>
          <table:table-cell table:style-name="TableCell1018">
            <text:p text:style-name="P1019">Baseline (2004)<text:s/></text:p>
          </table:table-cell>
          <table:table-cell table:style-name="TableCell1020">
            <text:p text:style-name="P1021">Milestone 1 (2005)</text:p>
          </table:table-cell>
          <table:table-cell table:style-name="TableCell1022">
            <text:p text:style-name="P1023">Milestone 2</text:p>
          </table:table-cell>
          <table:table-cell table:style-name="TableCell1024">
            <text:p text:style-name="P1025">Target (2007)</text:p>
          </table:table-cell>
          <table:table-cell table:style-name="TableCell1026">
            <text:p text:style-name="P1027">Assumptions</text:p>
          </table:table-cell>
        </table:table-row>
        <table:table-row table:style-name="TableRow1028">
          <table:table-cell table:style-name="TableCell1029" table:number-rows-spanned="7">
            <text:p text:style-name="P1030">Improved demand for NSS outputs.<text:s/></text:p>
          </table:table-cell>
          <table:table-cell table:style-name="TableCell1031" table:number-rows-spanned="3">
            <text:p text:style-name="P1032">Chronic Poverty Research Centre<text:s/>(CPRC) established producing policy relevant analysis<text:s/></text:p>
          </table:table-cell>
          <table:table-cell table:style-name="TableCell1033">
            <text:p text:style-name="P1034">No research organisation that focuses on chronic poverty<text:s/></text:p>
          </table:table-cell>
          <table:table-cell table:style-name="TableCell1035">
            <text:p text:style-name="P1036">Establishment of the CPRC<text:s/></text:p>
          </table:table-cell>
          <table:table-cell table:style-name="TableCell1037">
            <text:p text:style-name="P1038">Chronic poverty issues incorporated in GoK policies &amp; programmes</text:p>
          </table:table-cell>
          <table:table-cell table:style-name="TableCell1039">
            <text:p text:style-name="P1040">Increased awareness and use of chronic poverty data<text:s/>in NGO/CSO strategies and action plans by mid 2007</text:p>
          </table:table-cell>
          <table:table-cell table:style-name="TableCell1041" table:number-rows-spanned="9">
            <text:p text:style-name="P1042">GoK remains committed towards increasing range of data on poverty, and to an effective partnership with CPRC.</text:p>
          </table:table-cell>
        </table:table-row>
        <table:table-row table:style-name="TableRow1043">
          <table:covered-table-cell>
            <text:p text:style-name="P1044"/>
          </table:covered-table-cell>
          <table:covered-table-cell>
            <text:p text:style-name="P1045"/>
          </table:covered-table-cell>
          <table:table-cell table:style-name="TableCell1046" table:number-columns-spanned="4">
            <text:p text:style-name="P1047">Source</text:p>
          </table:table-cell>
          <table:covered-table-cell/>
          <table:covered-table-cell/>
          <table:covered-table-cell/>
          <table:covered-table-cell>
            <text:p text:style-name="P1048"/>
          </table:covered-table-cell>
        </table:table-row>
        <table:table-row table:style-name="TableRow1049">
          <table:covered-table-cell>
            <text:p text:style-name="P1050"/>
          </table:covered-table-cell>
          <table:covered-table-cell>
            <text:p text:style-name="P1051"/>
          </table:covered-table-cell>
          <table:table-cell table:style-name="TableCell1052" table:number-columns-spanned="4">
            <text:p text:style-name="P1053"/>
          </table:table-cell>
          <table:covered-table-cell/>
          <table:covered-table-cell/>
          <table:covered-table-cell/>
          <table:covered-table-cell>
            <text:p text:style-name="P1054"/>
          </table:covered-table-cell>
        </table:table-row>
        <table:table-row table:style-name="TableRow1055">
          <table:covered-table-cell>
            <text:p text:style-name="P1056"/>
          </table:covered-table-cell>
          <table:table-cell table:style-name="TableCell1057">
            <text:p text:style-name="P1058">Indicator</text:p>
          </table:table-cell>
          <table:table-cell table:style-name="TableCell1059">
            <text:p text:style-name="P1060">Baseline (2004)<text:s/></text:p>
          </table:table-cell>
          <table:table-cell table:style-name="TableCell1061">
            <text:p text:style-name="P1062">Milestone 1(2004)<text:s/></text:p>
          </table:table-cell>
          <table:table-cell table:style-name="TableCell1063">
            <text:p text:style-name="P1064">Milestone 2(2004)</text:p>
          </table:table-cell>
          <table:table-cell table:style-name="TableCell1065">
            <text:p text:style-name="P1066">Target<text:s/>(2005)</text:p>
          </table:table-cell>
          <table:covered-table-cell>
            <text:p text:style-name="P1067"/>
          </table:covered-table-cell>
        </table:table-row>
        <table:table-row table:style-name="TableRow1068">
          <table:covered-table-cell>
            <text:p text:style-name="P1069"/>
          </table:covered-table-cell>
          <table:table-cell table:style-name="TableCell1070" table:number-rows-spanned="3">
            <text:p text:style-name="P1071">.A basket fund for the KIHBS established providing effective release &amp;<text:s/>monitoring of funds<text:s/></text:p>
          </table:table-cell>
          <table:table-cell table:style-name="TableCell1072">
            <text:p text:style-name="P1073">No mechanism for pooled donor funding of KIHBS</text:p>
          </table:table-cell>
          <table:table-cell table:style-name="TableCell1074">
            <text:p text:style-name="P1075">Recruit a financial management agent for funds<text:s/></text:p>
          </table:table-cell>
          <table:table-cell table:style-name="TableCell1076">
            <text:p text:style-name="P1077">Other donors sign up to and support the principles of the basket fund</text:p>
          </table:table-cell>
          <table:table-cell table:style-name="TableCell1078">
            <text:p text:style-name="P1079">Funding mechanism operational for KIHBS</text:p>
          </table:table-cell>
          <table:covered-table-cell>
            <text:p text:style-name="P1080"/>
          </table:covered-table-cell>
        </table:table-row>
        <table:table-row table:style-name="TableRow1081">
          <table:covered-table-cell>
            <text:p text:style-name="P1082"/>
          </table:covered-table-cell>
          <table:covered-table-cell>
            <text:p text:style-name="P1083"/>
          </table:covered-table-cell>
          <table:table-cell table:style-name="TableCell1084" table:number-columns-spanned="4">
            <text:p text:style-name="P1085">Source</text:p>
          </table:table-cell>
          <table:covered-table-cell/>
          <table:covered-table-cell/>
          <table:covered-table-cell/>
          <table:covered-table-cell>
            <text:p text:style-name="P1086"/>
          </table:covered-table-cell>
        </table:table-row>
        <table:table-row table:style-name="TableRow1087">
          <table:covered-table-cell>
            <text:p text:style-name="P1088"/>
          </table:covered-table-cell>
          <table:covered-table-cell>
            <text:p text:style-name="P1089"/>
          </table:covered-table-cell>
          <table:table-cell table:style-name="TableCell1090" table:number-columns-spanned="4">
            <text:p text:style-name="P1091">Contract<text:s/>documents. <text:s/>Common financial and management reports</text:p>
          </table:table-cell>
          <table:covered-table-cell/>
          <table:covered-table-cell/>
          <table:covered-table-cell/>
          <table:covered-table-cell>
            <text:p text:style-name="P1092"/>
          </table:covered-table-cell>
        </table:table-row>
        <table:table-row table:style-name="TableRow1093">
          <table:table-cell table:style-name="TableCell1094">
            <text:p text:style-name="P1095">IMPACT WEIGHTING</text:p>
          </table:table-cell>
          <table:table-cell table:style-name="TableCell1096">
            <text:p text:style-name="P1097">Indicator</text:p>
          </table:table-cell>
          <table:table-cell table:style-name="TableCell1098">
            <text:p text:style-name="P1099">Baseline (2009)</text:p>
          </table:table-cell>
          <table:table-cell table:style-name="TableCell1100">
            <text:p text:style-name="P1101">Milestone 1</text:p>
          </table:table-cell>
          <table:table-cell table:style-name="TableCell1102">
            <text:p text:style-name="P1103">Milestone 2</text:p>
          </table:table-cell>
          <table:table-cell table:style-name="TableCell1104">
            <text:p text:style-name="P1105">Target (2011)</text:p>
          </table:table-cell>
          <table:covered-table-cell>
            <text:p text:style-name="P1106"/>
          </table:covered-table-cell>
        </table:table-row>
        <table:table-row table:style-name="TableRow1107">
          <table:table-cell table:style-name="TableCell1108" table:number-rows-spanned="3">
            <text:p text:style-name="P1109"/>
          </table:table-cell>
          <table:table-cell table:style-name="TableCell1110" table:number-rows-spanned="3">
            <text:p text:style-name="P1111">Improved capacity to deliver Strategic Plan 2008-12 (as measured by the number of <text:s/>strategic objectives implemented)<text:s/></text:p>
          </table:table-cell>
          <table:table-cell table:style-name="TableCell1112">
            <text:p text:style-name="P1113">0 of 6 objectives <text:s/>met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>4 of 6 objectives met</text:p>
          </table:table-cell>
          <table:covered-table-cell>
            <text:p text:style-name="P1120"/>
          </table:covered-table-cell>
        </table:table-row>
        <table:table-row table:style-name="TableRow1121">
          <table:covered-table-cell>
            <text:p text:style-name="P1122"/>
          </table:covered-table-cell>
          <table:covered-table-cell>
            <text:p text:style-name="P1123"/>
          </table:covered-table-cell>
          <table:table-cell table:style-name="TableCell1124" table:number-columns-spanned="4">
            <text:p text:style-name="P1125">Source</text:p>
          </table:table-cell>
          <table:covered-table-cell/>
          <table:covered-table-cell/>
          <table:covered-table-cell/>
          <table:table-cell table:style-name="TableCell1126">
            <text:p text:style-name="P1127">RISK RATING</text:p>
          </table:table-cell>
        </table:table-row>
        <table:table-row table:style-name="TableRow1128">
          <table:covered-table-cell>
            <text:p text:style-name="P1129"/>
          </table:covered-table-cell>
          <table:covered-table-cell>
            <text:p text:style-name="P1130"/>
          </table:covered-table-cell>
          <table:table-cell table:style-name="TableCell1131" table:number-columns-spanned="4">
            <text:p text:style-name="P1132">Source: Strategic Plan 2008-2012 (M&amp;E framework)</text:p>
            <text:p text:style-name="P1133">World Bank mid-term and annual reviews</text:p>
            <text:p text:style-name="P1134">DFID/WB secondee</text:p>
          </table:table-cell>
          <table:covered-table-cell/>
          <table:covered-table-cell/>
          <table:covered-table-cell/>
          <table:table-cell table:style-name="TableCell1135">
            <text:p text:style-name="P1136"/>
          </table:table-cell>
        </table:table-row>
        <table:table-row table:style-name="TableRow1137">
          <table:table-cell table:style-name="TableCell1138" table:number-rows-spanned="2">
            <text:p text:style-name="P1139">INPUTS (£)</text:p>
          </table:table-cell>
          <table:table-cell table:style-name="TableCell1140">
            <text:p text:style-name="P1141">DFID (£)</text:p>
          </table:table-cell>
          <table:table-cell table:style-name="TableCell1142">
            <text:p text:style-name="P1143">Govt (£)</text:p>
          </table:table-cell>
          <table:table-cell table:style-name="TableCell1144">
            <text:p text:style-name="P1145">Other (£)</text:p>
          </table:table-cell>
          <table:table-cell table:style-name="TableCell1146">
            <text:p text:style-name="P1147">Total (£)</text:p>
          </table:table-cell>
          <table:table-cell table:style-name="TableCell1148" table:number-columns-spanned="2">
            <text:p text:style-name="P1149">DFID SHARE (%)</text:p>
          </table:table-cell>
          <table:covered-table-cell/>
        </table:table-row>
        <table:table-row table:style-name="TableRow1150">
          <table:covered-table-cell>
            <text:p text:style-name="P1151"/>
          </table:covered-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 table:number-columns-spanned="2">
            <text:p text:style-name="P1161"/>
          </table:table-cell>
          <table:covered-table-cell/>
        </table:table-row>
        <table:table-row table:style-name="TableRow1162">
          <table:table-cell table:style-name="TableCell1163" table:number-rows-spanned="2">
            <text:p text:style-name="P1164">INPUTS (HR)</text:p>
          </table:table-cell>
          <table:table-cell table:style-name="TableCell1165">
            <text:p text:style-name="P1166">DFID (FTEs)</text:p>
          </table:table-cell>
          <table:table-cell table:style-name="TableCell1167" table:number-columns-spanned="5" table:number-rows-spanned="2">
            <text:p text:style-name="P1168"/>
          </table:table-cell>
          <table:covered-table-cell/>
          <table:covered-table-cell/>
          <table:covered-table-cell/>
          <table:covered-table-cell/>
        </table:table-row>
        <table:table-row table:style-name="TableRow1169">
          <table:covered-table-cell>
            <text:p text:style-name="P1170"/>
          </table:covered-table-cell>
          <table:table-cell table:style-name="TableCell1171">
            <text:p text:style-name="P1172"/>
          </table:table-cell>
          <table:covered-table-cell>
            <text:p text:style-name="P1173"/>
          </table:covered-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P1174"/>
      <text:p text:style-name="Normal"/>
      <text:p text:style-name="P1175"/>
      <text:p text:style-name="Normal"/>
      <text:p text:style-name="Normal"/>
      <text:h text:style-name="P1176" text:outline-level="2">Activities Log</text:h>
      <text:p text:style-name="Normal"/>
      <table:table table:style-name="Table1177">
        <table:table-columns>
          <table:table-column table:style-name="TableColumn1178"/>
          <table:table-column table:style-name="TableColumn1179"/>
          <table:table-column table:style-name="TableColumn1180"/>
          <table:table-column table:style-name="TableColumn1181"/>
          <table:table-column table:style-name="TableColumn1182"/>
          <table:table-column table:style-name="TableColumn1183"/>
          <table:table-column table:style-name="TableColumn1184"/>
        </table:table-columns>
        <table:table-row table:style-name="TableRow1185">
          <table:table-cell table:style-name="TableCell1186">
            <text:p text:style-name="P1187">OUTPUT 1</text:p>
          </table:table-cell>
          <table:table-cell table:style-name="TableCell1188">
            <text:p text:style-name="P1189">ACTIVITY 1.1</text:p>
          </table:table-cell>
          <table:table-cell table:style-name="TableCell1190">
            <text:p text:style-name="P1191">Milestone 1</text:p>
          </table:table-cell>
          <table:table-cell table:style-name="TableCell1192">
            <text:p text:style-name="P1193">Milestone 2</text:p>
          </table:table-cell>
          <table:table-cell table:style-name="TableCell1194">
            <text:p text:style-name="P1195">Milestone 3</text:p>
          </table:table-cell>
          <table:table-cell table:style-name="TableCell1196">
            <text:p text:style-name="P1197">Risks</text:p>
          </table:table-cell>
          <table:table-cell table:style-name="TableCell1198">
            <text:p text:style-name="P1199">Monitoring Officer</text:p>
          </table:table-cell>
        </table:table-row>
        <table:table-row table:style-name="TableRow1200">
          <table:table-cell table:style-name="TableCell1201" table:number-rows-spanned="5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rows-spanned="5">
            <text:p text:style-name="P1212"/>
          </table:table-cell>
          <table:table-cell table:style-name="TableCell1213">
            <text:p text:style-name="P1214"/>
          </table:table-cell>
        </table:table-row>
        <table:table-row table:style-name="TableRow1215">
          <table:covered-table-cell>
            <text:p text:style-name="P1216"/>
          </table:covered-table-cell>
          <table:table-cell table:style-name="TableCell1217">
            <text:p text:style-name="P1218">ACTIVITY 1.2</text:p>
          </table:table-cell>
          <table:table-cell table:style-name="TableCell1219">
            <text:p text:style-name="P1220">Milestone 1</text:p>
          </table:table-cell>
          <table:table-cell table:style-name="TableCell1221">
            <text:p text:style-name="P1222">Milestone 2</text:p>
          </table:table-cell>
          <table:table-cell table:style-name="TableCell1223">
            <text:p text:style-name="P1224">Milestone 3</text:p>
          </table:table-cell>
          <table:covered-table-cell>
            <text:p text:style-name="P1225"/>
          </table:covered-table-cell>
          <table:table-cell table:style-name="TableCell1226">
            <text:p text:style-name="P1227">Monitoring Officer</text:p>
          </table:table-cell>
        </table:table-row>
        <table:table-row table:style-name="TableRow1228">
          <table:covered-table-cell>
            <text:p text:style-name="P1229"/>
          </table:covered-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covered-table-cell>
            <text:p text:style-name="P1238"/>
          </table:covered-table-cell>
          <table:table-cell table:style-name="TableCell1239">
            <text:p text:style-name="P1240"/>
          </table:table-cell>
        </table:table-row>
        <table:table-row table:style-name="TableRow1241">
          <table:covered-table-cell>
            <text:p text:style-name="P1242"/>
          </table:covered-table-cell>
          <table:table-cell table:style-name="TableCell1243">
            <text:p text:style-name="P1244">ACTIVITY 1.3</text:p>
          </table:table-cell>
          <table:table-cell table:style-name="TableCell1245">
            <text:p text:style-name="P1246">Milestone 1</text:p>
          </table:table-cell>
          <table:table-cell table:style-name="TableCell1247">
            <text:p text:style-name="P1248">Milestone 2</text:p>
          </table:table-cell>
          <table:table-cell table:style-name="TableCell1249">
            <text:p text:style-name="P1250">Milestone 3</text:p>
          </table:table-cell>
          <table:covered-table-cell>
            <text:p text:style-name="P1251"/>
          </table:covered-table-cell>
          <table:table-cell table:style-name="TableCell1252">
            <text:p text:style-name="P1253">Monitoring Officer</text:p>
          </table:table-cell>
        </table:table-row>
        <table:table-row table:style-name="TableRow1254">
          <table:covered-table-cell>
            <text:p text:style-name="P1255"/>
          </table:covered-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covered-table-cell>
            <text:p text:style-name="P1264"/>
          </table:covered-table-cell>
          <table:table-cell table:style-name="TableCell1265">
            <text:p text:style-name="P1266"/>
          </table:table-cell>
        </table:table-row>
      </table:table>
      <text:p text:style-name="Normal"/>
      <table:table table:style-name="Table1267">
        <table:table-columns>
          <table:table-column table:style-name="TableColumn1268"/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</table:table-columns>
        <table:table-row table:style-name="TableRow1275">
          <table:table-cell table:style-name="TableCell1276">
            <text:p text:style-name="P1277">OUTPUT 2</text:p>
          </table:table-cell>
          <table:table-cell table:style-name="TableCell1278">
            <text:p text:style-name="P1279">ACTIVITY 2.1</text:p>
          </table:table-cell>
          <table:table-cell table:style-name="TableCell1280">
            <text:p text:style-name="P1281">Milestone 1</text:p>
          </table:table-cell>
          <table:table-cell table:style-name="TableCell1282">
            <text:p text:style-name="P1283">Milestone 2</text:p>
          </table:table-cell>
          <table:table-cell table:style-name="TableCell1284">
            <text:p text:style-name="P1285">Milestone 3</text:p>
          </table:table-cell>
          <table:table-cell table:style-name="TableCell1286">
            <text:p text:style-name="P1287">Risks</text:p>
          </table:table-cell>
          <table:table-cell table:style-name="TableCell1288">
            <text:p text:style-name="P1289">Monitoring Officer</text:p>
          </table:table-cell>
        </table:table-row>
        <table:table-row table:style-name="TableRow1290">
          <table:table-cell table:style-name="TableCell1291" table:number-rows-spanned="5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 table:number-rows-spanned="5">
            <text:p text:style-name="P1302"/>
          </table:table-cell>
          <table:table-cell table:style-name="TableCell1303">
            <text:p text:style-name="P1304"/>
          </table:table-cell>
        </table:table-row>
        <table:table-row table:style-name="TableRow1305">
          <table:covered-table-cell>
            <text:p text:style-name="P1306"/>
          </table:covered-table-cell>
          <table:table-cell table:style-name="TableCell1307">
            <text:p text:style-name="P1308">ACTIVITY 2.2</text:p>
          </table:table-cell>
          <table:table-cell table:style-name="TableCell1309">
            <text:p text:style-name="P1310">Milestone 1</text:p>
          </table:table-cell>
          <table:table-cell table:style-name="TableCell1311">
            <text:p text:style-name="P1312">Milestone 2</text:p>
          </table:table-cell>
          <table:table-cell table:style-name="TableCell1313">
            <text:p text:style-name="P1314">Milestone 3</text:p>
          </table:table-cell>
          <table:covered-table-cell>
            <text:p text:style-name="P1315"/>
          </table:covered-table-cell>
          <table:table-cell table:style-name="TableCell1316">
            <text:p text:style-name="P1317">Monitoring Officer</text:p>
          </table:table-cell>
        </table:table-row>
        <table:table-row table:style-name="TableRow1318">
          <table:covered-table-cell>
            <text:p text:style-name="P1319"/>
          </table:covered-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covered-table-cell>
            <text:p text:style-name="P1328"/>
          </table:covered-table-cell>
          <table:table-cell table:style-name="TableCell1329">
            <text:p text:style-name="P1330"/>
          </table:table-cell>
        </table:table-row>
        <table:table-row table:style-name="TableRow1331">
          <table:covered-table-cell>
            <text:p text:style-name="P1332"/>
          </table:covered-table-cell>
          <table:table-cell table:style-name="TableCell1333">
            <text:p text:style-name="P1334">ACTIVITY 2.3</text:p>
          </table:table-cell>
          <table:table-cell table:style-name="TableCell1335">
            <text:p text:style-name="P1336">Milestone 1</text:p>
          </table:table-cell>
          <table:table-cell table:style-name="TableCell1337">
            <text:p text:style-name="P1338">Milestone 2</text:p>
          </table:table-cell>
          <table:table-cell table:style-name="TableCell1339">
            <text:p text:style-name="P1340">Milestone 3</text:p>
          </table:table-cell>
          <table:covered-table-cell>
            <text:p text:style-name="P1341"/>
          </table:covered-table-cell>
          <table:table-cell table:style-name="TableCell1342">
            <text:p text:style-name="P1343">Monitoring Officer</text:p>
          </table:table-cell>
        </table:table-row>
        <table:table-row table:style-name="TableRow1344">
          <table:covered-table-cell>
            <text:p text:style-name="P1345"/>
          </table:covered-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covered-table-cell>
            <text:p text:style-name="P1354"/>
          </table:covered-table-cell>
          <table:table-cell table:style-name="TableCell1355">
            <text:p text:style-name="P1356"/>
          </table:table-cell>
        </table:table-row>
      </table:table>
      <text:p text:style-name="Normal"/>
      <table:table table:style-name="Table1357">
        <table:table-columns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</table:table-columns>
        <table:table-row table:style-name="TableRow1365">
          <table:table-cell table:style-name="TableCell1366">
            <text:p text:style-name="P1367">OUTPUT 3</text:p>
          </table:table-cell>
          <table:table-cell table:style-name="TableCell1368">
            <text:p text:style-name="P1369">ACTIVITY 3.1</text:p>
          </table:table-cell>
          <table:table-cell table:style-name="TableCell1370">
            <text:p text:style-name="P1371">Milestone 1</text:p>
          </table:table-cell>
          <table:table-cell table:style-name="TableCell1372">
            <text:p text:style-name="P1373">Milestone 2</text:p>
          </table:table-cell>
          <table:table-cell table:style-name="TableCell1374">
            <text:p text:style-name="P1375">Milestone 3</text:p>
          </table:table-cell>
          <table:table-cell table:style-name="TableCell1376">
            <text:p text:style-name="P1377">Risks</text:p>
          </table:table-cell>
          <table:table-cell table:style-name="TableCell1378">
            <text:p text:style-name="P1379">Monitoring Officer</text:p>
          </table:table-cell>
        </table:table-row>
        <table:table-row table:style-name="TableRow1380">
          <table:table-cell table:style-name="TableCell1381" table:number-rows-spanned="5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 table:number-rows-spanned="5">
            <text:p text:style-name="P1392"/>
          </table:table-cell>
          <table:table-cell table:style-name="TableCell1393">
            <text:p text:style-name="P1394"/>
          </table:table-cell>
        </table:table-row>
        <table:table-row table:style-name="TableRow1395">
          <table:covered-table-cell>
            <text:p text:style-name="P1396"/>
          </table:covered-table-cell>
          <table:table-cell table:style-name="TableCell1397">
            <text:p text:style-name="P1398">ACTIVITY 3.2</text:p>
          </table:table-cell>
          <table:table-cell table:style-name="TableCell1399">
            <text:p text:style-name="P1400">Milestone 1</text:p>
          </table:table-cell>
          <table:table-cell table:style-name="TableCell1401">
            <text:p text:style-name="P1402">Milestone 2</text:p>
          </table:table-cell>
          <table:table-cell table:style-name="TableCell1403">
            <text:p text:style-name="P1404">Milestone 3</text:p>
          </table:table-cell>
          <table:covered-table-cell>
            <text:p text:style-name="P1405"/>
          </table:covered-table-cell>
          <table:table-cell table:style-name="TableCell1406">
            <text:p text:style-name="P1407">Monitoring Officer</text:p>
          </table:table-cell>
        </table:table-row>
        <table:table-row table:style-name="TableRow1408">
          <table:covered-table-cell>
            <text:p text:style-name="P1409"/>
          </table:covered-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covered-table-cell>
            <text:p text:style-name="P1418"/>
          </table:covered-table-cell>
          <table:table-cell table:style-name="TableCell1419">
            <text:p text:style-name="P1420"/>
          </table:table-cell>
        </table:table-row>
        <table:table-row table:style-name="TableRow1421">
          <table:covered-table-cell>
            <text:p text:style-name="P1422"/>
          </table:covered-table-cell>
          <table:table-cell table:style-name="TableCell1423">
            <text:p text:style-name="P1424">ACTIVITY 3.3</text:p>
          </table:table-cell>
          <table:table-cell table:style-name="TableCell1425">
            <text:p text:style-name="P1426">Milestone 1</text:p>
          </table:table-cell>
          <table:table-cell table:style-name="TableCell1427">
            <text:p text:style-name="P1428">Milestone 2</text:p>
          </table:table-cell>
          <table:table-cell table:style-name="TableCell1429">
            <text:p text:style-name="P1430">Milestone 3</text:p>
          </table:table-cell>
          <table:covered-table-cell>
            <text:p text:style-name="P1431"/>
          </table:covered-table-cell>
          <table:table-cell table:style-name="TableCell1432">
            <text:p text:style-name="P1433">Monitoring Officer</text:p>
          </table:table-cell>
        </table:table-row>
        <table:table-row table:style-name="TableRow1434">
          <table:covered-table-cell>
            <text:p text:style-name="P1435"/>
          </table:covered-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covered-table-cell>
            <text:p text:style-name="P1444"/>
          </table:covered-table-cell>
          <table:table-cell table:style-name="TableCell1445">
            <text:p text:style-name="P14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fo:hyphenate="false"/>
    </style:style>
    <style:style style:name="Normal" style:display-name="Normal" style:family="paragraph">
      <style:text-properties style:font-name="Arial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Backtotop" style:display-name="Back to top" style:family="paragraph" style:parent-style-name="Normal" style:next-style-name="Normal">
      <style:text-properties fo:hyphenate="false"/>
    </style:style>
    <style:style style:name="HorizontalLine" style:display-name="Horizontal Line" style:family="paragraph" style:parent-style-name="Normal">
      <style:text-properties fo:hyphenate="false"/>
    </style:style>
    <style:style style:name="ParagraphImageWrapLeft" style:display-name="Paragraph Image Wrap Left" style:family="paragraph" style:parent-style-name="Normal">
      <style:text-properties fo:hyphenate="false"/>
    </style:style>
    <style:style style:name="ParagraphImageWrapRight" style:display-name="Paragraph Image Wrap Right" style:family="paragraph" style:parent-style-name="Normal">
      <style:text-properties fo:hyphenate="false"/>
    </style:style>
    <style:style style:name="Summary" style:display-name="Summary" style:family="paragraph" style:parent-style-name="Normal">
      <style:paragraph-properties fo:margin-bottom="0.0534in" fo:margin-left="0.0895in" fo:margin-right="0.0895in">
        <style:tab-stops/>
      </style:paragraph-properties>
      <style:text-properties style:font-name="Verdana" fo:color="#666666" fo:font-size="7.5pt" style:font-size-asian="7.5pt" style:font-size-complex="7.5pt" style:language-asian="en" style:country-asian="GB" fo:hyphenate="false"/>
    </style:style>
    <style:style style:name="TableDFIDEnd" style:display-name="Table DFID End" style:family="paragraph" style:parent-style-name="Normal">
      <style:text-properties fo:hyphenate="false"/>
    </style:style>
    <style:style style:name="TableDFIDStart" style:display-name="Table DFID Start" style:family="paragraph" style:parent-style-name="Normal">
      <style:text-properties fo:hyphenate="false"/>
    </style:style>
    <style:style style:name="TableHeadings" style:display-name="Table Headings" style:family="paragraph" style:parent-style-name="Normal">
      <style:paragraph-properties fo:margin-bottom="0.0548in"/>
      <style:text-properties fo:font-weight="bold" style:font-weight-asian="bold" style:font-weight-complex="bold" fo:color="#FFFFFF" style:font-size-complex="10pt" style:language-asian="en" style:country-asian="GB" fo:hyphenate="false"/>
    </style:style>
    <style:style style:name="Char" style:display-name="Char" style:family="paragraph" style:parent-style-name="Normal">
      <style:paragraph-properties fo:margin-bottom="0.1111in" fo:line-height="0.1666in"/>
      <style:text-properties style:font-name="Verdana" fo:font-size="10pt" style:font-size-asian="10pt" style:font-size-complex="10pt" fo:language="en" fo:country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12in"/>
      </style:header-style>
      <style:footer-style>
        <style:header-footer-properties style:dynamic-spacing="true" fo:min-height="0.7555in"/>
      </style:footer-style>
    </style:page-layout>
    <style:style style:name="P15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/>
    <dc:creator/>
    <meta:creation-date>2016-04-04T04:05:00Z</meta:creation-date>
    <dc:date>2016-04-04T04:05:00Z</dc:date>
    <meta:template xlink:href="Normal.dotm" xlink:type="simple"/>
    <meta:editing-cycles>1</meta:editing-cycles>
    <meta:editing-duration>PT0S</meta:editing-duration>
    <meta:document-statistic meta:page-count="4" meta:paragraph-count="22" meta:word-count="1715" meta:character-count="11469" meta:row-count="81" meta:non-whitespace-character-count="9776"/>
  </office:meta>
</office:document-meta>
</file>